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0" table:default-cell-style-name="Default"/>
        <table:table-row table:style-name="ro1">
          <table:table-cell table:number-columns-repeated="2"/>
          <table:table-cell office:value-type="string">
            <text:p>whole set</text:p>
          </table:table-cell>
          <table:table-cell/>
          <table:table-cell office:value-type="string">
            <text:p>whole set + border</text:p>
          </table:table-cell>
          <table:table-cell/>
          <table:table-cell office:value-type="string">
            <text:p>whitepatch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fit</text:p>
          </table:table-cell>
          <table:table-cell office:value-type="string">
            <text:p>unfit</text:p>
          </table:table-cell>
          <table:table-cell office:value-type="string">
            <text:p>fit </text:p>
          </table:table-cell>
          <table:table-cell office:value-type="string">
            <text:p>unfit</text:p>
          </table:table-cell>
          <table:table-cell office:value-type="string">
            <text:p>fit</text:p>
          </table:table-cell>
          <table:table-cell office:value-type="string">
            <text:p>unfit</text:p>
          </table:table-cell>
          <table:table-cell office:value-type="string">
            <text:p>K-fold</text:p>
          </table:table-cell>
          <table:table-cell office:value-type="string">
            <text:p>repetition</text:p>
          </table:table-cell>
          <table:table-cell office:value-type="string">
            <text:p>T</text:p>
          </table:table-cell>
          <table:table-cell table:number-columns-repeated="13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817">
            <text:p>0.1817</text:p>
          </table:table-cell>
          <table:table-cell office:value-type="float" office:value="0.0761">
            <text:p>0.0761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string">
            <text:p>-</text:p>
          </table:table-cell>
          <table:table-cell table:number-columns-repeated="13"/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1104">
            <text:p>0.1104</text:p>
          </table:table-cell>
          <table:table-cell office:value-type="float" office:value="0.2158">
            <text:p>0.2158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string">
            <text:p>-</text:p>
          </table:table-cell>
          <table:table-cell table:number-columns-repeated="13"/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112">
            <text:p>0.1120</text:p>
          </table:table-cell>
          <table:table-cell office:value-type="float" office:value="0.2697">
            <text:p>0.2697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string">
            <text:p>-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719">
            <text:p>0.1719</text:p>
          </table:table-cell>
          <table:table-cell office:value-type="float" office:value="0.1066">
            <text:p>0.1066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112">
            <text:p>0.1120</text:p>
          </table:table-cell>
          <table:table-cell office:value-type="float" office:value="0.2582">
            <text:p>0.2582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1057">
            <text:p>0.1057</text:p>
          </table:table-cell>
          <table:table-cell office:value-type="float" office:value="0.3033">
            <text:p>0.3033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898">
            <text:p>0.1898</text:p>
          </table:table-cell>
          <table:table-cell office:value-type="float" office:value="0.0777">
            <text:p>0.0777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1244">
            <text:p>0.1244</text:p>
          </table:table-cell>
          <table:table-cell office:value-type="float" office:value="0.2279">
            <text:p>0.2279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1132">
            <text:p>0.1132</text:p>
          </table:table-cell>
          <table:table-cell office:value-type="float" office:value="0.2748">
            <text:p>0.2748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517">
            <text:p>0.1517</text:p>
          </table:table-cell>
          <table:table-cell office:value-type="float" office:value="0.1215">
            <text:p>0.1215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0882">
            <text:p>0.0882</text:p>
          </table:table-cell>
          <table:table-cell office:value-type="float" office:value="0.3023">
            <text:p>0.3023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0866">
            <text:p>0.0866</text:p>
          </table:table-cell>
          <table:table-cell office:value-type="float" office:value="0.3738">
            <text:p>0.3738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505">
            <text:p>0.1505</text:p>
          </table:table-cell>
          <table:table-cell office:value-type="float" office:value="0.1086">
            <text:p>0.1086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0936">
            <text:p>0.0936</text:p>
          </table:table-cell>
          <table:table-cell office:value-type="float" office:value="0.2786">
            <text:p>0.2786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0913">
            <text:p>0.0913</text:p>
          </table:table-cell>
          <table:table-cell office:value-type="float" office:value="0.3343">
            <text:p>0.3343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error_naive_Bayes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error_front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error_rear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error_naive_Bayes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error_front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string">
            <text:p>error_rear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error_naive_Bayes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error_front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office:value-type="string">
            <text:p>error_rear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484">
            <text:p>0.1484</text:p>
          </table:table-cell>
          <table:table-cell office:value-type="float" office:value="0.1569">
            <text:p>0.15690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0992">
            <text:p>0.0992</text:p>
          </table:table-cell>
          <table:table-cell office:value-type="float" office:value="0.3111">
            <text:p>0.31110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  <table:table-cell table:number-columns-repeated="13"/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0766">
            <text:p>0.0766</text:p>
          </table:table-cell>
          <table:table-cell office:value-type="float" office:value="0.4278">
            <text:p>0.42780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  <table:table-cell table:number-columns-repeated="13"/>
        </table:table-row>
        <table:table-row table:style-name="ro1" table:number-rows-repeated="14">
          <table:table-cell table:number-columns-repeated="24"/>
        </table:table-row>
        <table:table-row table:style-name="ro1">
          <table:table-cell/>
          <table:table-cell office:value-type="string">
            <text:p>WHOLEBORDER T=2</text:p>
          </table:table-cell>
          <table:table-cell/>
          <table:table-cell table:style-name="Default" office:value-type="string">
            <text:p>WHOLEBORDER T=1</text:p>
          </table:table-cell>
          <table:table-cell table:style-name="ce1"/>
          <table:table-cell table:number-columns-repeated="5"/>
          <table:table-cell office:value-type="string">
            <text:p>WHOLEBORDER T=5</text:p>
          </table:table-cell>
          <table:table-cell table:number-columns-repeated="3"/>
          <table:table-cell office:value-type="string">
            <text:p>WHOLEBORDER T=5</text:p>
          </table:table-cell>
          <table:table-cell table:number-columns-repeated="4"/>
          <table:table-cell office:value-type="string">
            <text:p>WHOLEBORDER T=2 (50 repetition)</text:p>
          </table:table-cell>
          <table:table-cell table:number-columns-repeated="4"/>
        </table:table-row>
        <table:table-row table:style-name="ro2">
          <table:table-cell table:number-columns-repeated="19"/>
          <table:table-cell office:value-type="string">
            <text:p>10 euro</text:p>
          </table:table-cell>
          <table:table-cell table:number-columns-repeated="3"/>
          <table:table-cell office:value-type="string">
            <text:p>5 euro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>
            <text:p>Final:</text:p>
          </table:table-cell>
          <table:table-cell/>
          <table:table-cell office:value-type="string">
            <text:p>Final:</text:p>
          </table:table-cell>
          <table:table-cell table:number-columns-repeated="6"/>
          <table:table-cell office:value-type="string">
            <text:p>Final:</text:p>
          </table:table-cell>
          <table:table-cell table:number-columns-repeated="3"/>
          <table:table-cell office:value-type="string">
            <text:p>Final:</text:p>
          </table:table-cell>
          <table:table-cell table:number-columns-repeated="4"/>
          <table:table-cell office:value-type="string">
            <text:p>Final:</text:p>
          </table:table-cell>
          <table:table-cell table:number-columns-repeated="3"/>
          <table:table-cell office:value-type="string">
            <text:p>Final: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>
            <text:p>Model_Front =</text:p>
          </table:table-cell>
          <table:table-cell/>
          <table:table-cell office:value-type="string">
            <text:p>Model_Front =</text:p>
          </table:table-cell>
          <table:table-cell table:number-columns-repeated="6"/>
          <table:table-cell office:value-type="string">
            <text:p>Model_Front =</text:p>
          </table:table-cell>
          <table:table-cell table:number-columns-repeated="3"/>
          <table:table-cell office:value-type="string">
            <text:p>Model_Front =</text:p>
          </table:table-cell>
          <table:table-cell table:number-columns-repeated="4"/>
          <table:table-cell office:value-type="string">
            <text:p>Model_Front =</text:p>
          </table:table-cell>
          <table:table-cell table:number-columns-repeated="3"/>
          <table:table-cell office:value-type="string">
            <text:p>Model_Front =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3"/>16 <text:s text:c="3"/>19 <text:s text:c="3"/>18 <text:s text:c="3"/>19</text:p>
          </table:table-cell>
          <table:table-cell table:number-columns-repeated="3"/>
          <table:table-cell office:value-type="string">
            <text:p><text:s text:c="5"/>4 <text:s text:c="4"/>3 <text:s text:c="3"/>19 <text:s text:c="3"/>21 <text:s text:c="4"/>6</text:p>
          </table:table-cell>
          <table:table-cell table:number-columns-repeated="4"/>
          <table:table-cell office:value-type="string">
            <text:p><text:s text:c="5"/>6 <text:s text:c="3"/>20</text:p>
          </table:table-cell>
          <table:table-cell table:number-columns-repeated="3"/>
          <table:table-cell office:value-type="string">
            <text:p><text:s text:c="5"/>1 <text:s text:c="4"/>4</text:p>
          </table:table-cell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/>
          <table:table-cell office:value-type="float" office:value="3">
            <text:p>3.00000</text:p>
          </table:table-cell>
          <table:table-cell table:number-columns-repeated="6"/>
          <table:table-cell office:value-type="string">
            <text:p><text:s text:c="5"/>1 <text:s text:c="3"/>13 <text:s text:c="3"/>18 <text:s text:c="3"/>16 <text:s text:c="3"/>12</text:p>
          </table:table-cell>
          <table:table-cell table:number-columns-repeated="3"/>
          <table:table-cell office:value-type="string">
            <text:p><text:s text:c="5"/>6 <text:s text:c="3"/>21 <text:s text:c="4"/>3 <text:s text:c="3"/>13 <text:s text:c="3"/>19</text:p>
          </table:table-cell>
          <table:table-cell table:number-columns-repeated="4"/>
          <table:table-cell office:value-type="string">
            <text:p><text:s text:c="5"/>6 <text:s text:c="3"/>19</text:p>
          </table:table-cell>
          <table:table-cell table:number-columns-repeated="3"/>
          <table:table-cell office:value-type="string">
            <text:p><text:s text:c="5"/>1 <text:s text:c="4"/>4</text:p>
          </table:table-cell>
        </table:table-row>
        <table:table-row table:style-name="ro1">
          <table:table-cell/>
          <table:table-cell office:value-type="string">
            <text:p><text:s text:c="5"/>3 <text:s text:c="3"/>16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3"/>16 <text:s text:c="3"/>13 <text:s text:c="3"/>18 <text:s text:c="4"/>2</text:p>
          </table:table-cell>
          <table:table-cell table:number-columns-repeated="3"/>
          <table:table-cell office:value-type="string">
            <text:p><text:s text:c="5"/>6 <text:s text:c="3"/>16 <text:s text:c="4"/>4 <text:s text:c="3"/>13 <text:s text:c="4"/>3</text:p>
          </table:table-cell>
          <table:table-cell table:number-columns-repeated="4"/>
          <table:table-cell office:value-type="string">
            <text:p><text:s text:c="5"/>6 <text:s text:c="3"/>19</text:p>
          </table:table-cell>
          <table:table-cell table:number-columns-repeated="3"/>
          <table:table-cell office:value-type="string">
            <text:p><text:s text:c="5"/>1 <text:s text:c="4"/>8</text:p>
          </table:table-cell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4"/>3 <text:s text:c="3"/>12 <text:s text:c="3"/>20 <text:s text:c="3"/>16</text:p>
          </table:table-cell>
          <table:table-cell table:number-columns-repeated="3"/>
          <table:table-cell office:value-type="string">
            <text:p><text:s text:c="5"/>6 <text:s text:c="3"/>13 <text:s text:c="3"/>16 <text:s text:c="4"/>3 <text:s text:c="3"/>19</text:p>
          </table:table-cell>
          <table:table-cell table:number-columns-repeated="4"/>
          <table:table-cell office:value-type="string">
            <text:p><text:s text:c="5"/>6 <text:s text:c="3"/>13</text:p>
          </table:table-cell>
          <table:table-cell table:number-columns-repeated="3"/>
          <table:table-cell office:value-type="string">
            <text:p><text:s text:c="5"/>1 <text:s text:c="4"/>4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4 <text:s text:c="4"/>3 <text:s text:c="3"/>19 <text:s text:c="3"/>13 <text:s text:c="4"/>6</text:p>
          </table:table-cell>
          <table:table-cell table:number-columns-repeated="3"/>
          <table:table-cell office:value-type="string">
            <text:p><text:s text:c="5"/>1 <text:s text:c="3"/>19 <text:s text:c="4"/>7 <text:s text:c="3"/>20 <text:s text:c="4"/>3</text:p>
          </table:table-cell>
          <table:table-cell table:number-columns-repeated="4"/>
          <table:table-cell office:value-type="string">
            <text:p><text:s text:c="5"/>6 <text:s text:c="3"/>19</text:p>
          </table:table-cell>
          <table:table-cell table:number-columns-repeated="3"/>
          <table:table-cell office:value-type="string">
            <text:p><text:s text:c="5"/>1 <text:s text:c="3"/>16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4"/>3 <text:s text:c="3"/>19 <text:s text:c="3"/>18 <text:s text:c="4"/>7</text:p>
          </table:table-cell>
          <table:table-cell table:number-columns-repeated="4"/>
          <table:table-cell office:value-type="string">
            <text:p><text:s text:c="5"/>6 <text:s text:c="3"/>19</text:p>
          </table:table-cell>
          <table:table-cell table:number-columns-repeated="3"/>
          <table:table-cell office:value-type="string">
            <text:p><text:s text:c="5"/>1 <text:s text:c="4"/>5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3"/>13 <text:s text:c="3"/>19 <text:s text:c="3"/>20 <text:s text:c="4"/>3</text:p>
          </table:table-cell>
          <table:table-cell table:number-columns-repeated="4"/>
          <table:table-cell office:value-type="string">
            <text:p><text:s text:c="5"/>6 <text:s text:c="3"/>16</text:p>
          </table:table-cell>
          <table:table-cell table:number-columns-repeated="3"/>
          <table:table-cell office:value-type="string">
            <text:p><text:s text:c="5"/>1 <text:s text:c="4"/>5</text:p>
          </table:table-cell>
        </table:table-row>
        <table:table-row table:style-name="ro1">
          <table:table-cell/>
          <table:table-cell office:value-type="string">
            <text:p>Alpha_Front =</text:p>
          </table:table-cell>
          <table:table-cell/>
          <table:table-cell office:value-type="string">
            <text:p>Alpha_Front =</text:p>
          </table:table-cell>
          <table:table-cell table:number-columns-repeated="6"/>
          <table:table-cell office:value-type="string">
            <text:p>Alpha_Front =</text:p>
          </table:table-cell>
          <table:table-cell table:number-columns-repeated="3"/>
          <table:table-cell office:value-type="string">
            <text:p><text:s text:c="5"/>6 <text:s text:c="3"/>13 <text:s text:c="3"/>21 <text:s text:c="3"/>17 <text:s text:c="3"/>19</text:p>
          </table:table-cell>
          <table:table-cell table:number-columns-repeated="4"/>
          <table:table-cell office:value-type="string">
            <text:p><text:s text:c="5"/>6 <text:s text:c="4"/>3</text:p>
          </table:table-cell>
          <table:table-cell table:number-columns-repeated="3"/>
          <table:table-cell office:value-type="string">
            <text:p><text:s text:c="5"/>1 <text:s text:c="3"/>19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3"/>13 <text:s text:c="4"/>4 <text:s text:c="3"/>19 <text:s text:c="3"/>18</text:p>
          </table:table-cell>
          <table:table-cell table:number-columns-repeated="4"/>
          <table:table-cell office:value-type="string">
            <text:p><text:s text:c="5"/>6 <text:s text:c="3"/>13</text:p>
          </table:table-cell>
          <table:table-cell table:number-columns-repeated="3"/>
          <table:table-cell office:value-type="string">
            <text:p><text:s text:c="5"/>1 <text:s text:c="4"/>4</text:p>
          </table:table-cell>
        </table:table-row>
        <table:table-row table:style-name="ro1">
          <table:table-cell/>
          <table:table-cell office:value-type="string">
            <text:p><text:s text:c="4"/>1.3320 <text:s text:c="3"/>1.1806</text:p>
          </table:table-cell>
          <table:table-cell/>
          <table:table-cell office:value-type="float" office:value="1.1225">
            <text:p>1.12250</text:p>
          </table:table-cell>
          <table:table-cell table:number-columns-repeated="6"/>
          <table:table-cell office:value-type="string">
            <text:p><text:s text:c="4"/>1.2722 <text:s text:c="3"/>0.9434 <text:s text:c="3"/>0.8995 <text:s text:c="3"/>0.8068 <text:s text:c="3"/>0.6167</text:p>
          </table:table-cell>
          <table:table-cell table:number-columns-repeated="3"/>
          <table:table-cell office:value-type="string">
            <text:p><text:s text:c="5"/>6 <text:s text:c="3"/>19 <text:s text:c="3"/>15 <text:s text:c="3"/>13 <text:s text:c="3"/>18</text:p>
          </table:table-cell>
          <table:table-cell table:number-columns-repeated="4"/>
          <table:table-cell office:value-type="string">
            <text:p><text:s text:c="5"/>6 <text:s text:c="3"/>16</text:p>
          </table:table-cell>
          <table:table-cell table:number-columns-repeated="3"/>
          <table:table-cell office:value-type="string">
            <text:p><text:s text:c="4"/>19 <text:s text:c="4"/>1</text:p>
          </table:table-cell>
        </table:table-row>
        <table:table-row table:style-name="ro1">
          <table:table-cell/>
          <table:table-cell office:value-type="string">
            <text:p><text:s text:c="4"/>1.1684 <text:s text:c="3"/>0.9581</text:p>
          </table:table-cell>
          <table:table-cell/>
          <table:table-cell office:value-type="float" office:value="1.1225">
            <text:p>1.12250</text:p>
          </table:table-cell>
          <table:table-cell table:number-columns-repeated="6"/>
          <table:table-cell office:value-type="string">
            <text:p><text:s text:c="4"/>1.1927 <text:s text:c="3"/>1.0889 <text:s text:c="3"/>1.1336 <text:s text:c="3"/>1.1344 <text:s text:c="3"/>1.0061</text:p>
          </table:table-cell>
          <table:table-cell table:number-columns-repeated="3"/>
          <table:table-cell office:value-type="string">
            <text:p><text:s text:c="5"/>6 <text:s text:c="3"/>13 <text:s text:c="3"/>16 <text:s text:c="3"/>20 <text:s text:c="3"/>18</text:p>
          </table:table-cell>
          <table:table-cell table:number-columns-repeated="4"/>
          <table:table-cell office:value-type="string">
            <text:p><text:s text:c="5"/>6 <text:s text:c="4"/>3</text:p>
          </table:table-cell>
          <table:table-cell table:number-columns-repeated="3"/>
          <table:table-cell office:value-type="string">
            <text:p><text:s text:c="5"/>4 <text:s text:c="4"/>3</text:p>
          </table:table-cell>
        </table:table-row>
        <table:table-row table:style-name="ro1">
          <table:table-cell/>
          <table:table-cell office:value-type="string">
            <text:p><text:s text:c="4"/>1.1225 <text:s text:c="3"/>1.0284</text:p>
          </table:table-cell>
          <table:table-cell/>
          <table:table-cell office:value-type="float" office:value="1.1007">
            <text:p>1.10070</text:p>
          </table:table-cell>
          <table:table-cell table:number-columns-repeated="6"/>
          <table:table-cell office:value-type="string">
            <text:p><text:s text:c="4"/>1.2445 <text:s text:c="3"/>0.9701 <text:s text:c="3"/>0.7773 <text:s text:c="3"/>0.6169 <text:s text:c="3"/>0.4633</text:p>
          </table:table-cell>
          <table:table-cell table:number-columns-repeated="3"/>
          <table:table-cell office:value-type="string">
            <text:p><text:s text:c="5"/>6 <text:s text:c="3"/>19 <text:s text:c="4"/>3 <text:s text:c="4"/>8 <text:s text:c="3"/>18</text:p>
          </table:table-cell>
          <table:table-cell table:number-columns-repeated="4"/>
          <table:table-cell office:value-type="string">
            <text:p><text:s text:c="5"/>6 <text:s text:c="3"/>19</text:p>
          </table:table-cell>
          <table:table-cell table:number-columns-repeated="3"/>
          <table:table-cell office:value-type="string">
            <text:p><text:s text:c="4"/>19 <text:s text:c="4"/>4</text:p>
          </table:table-cell>
        </table:table-row>
        <table:table-row table:style-name="ro1">
          <table:table-cell/>
          <table:table-cell office:value-type="string">
            <text:p><text:s text:c="4"/>1.2181 <text:s text:c="3"/>0.8743</text:p>
          </table:table-cell>
          <table:table-cell/>
          <table:table-cell office:value-type="float" office:value="1.332">
            <text:p>1.33200</text:p>
          </table:table-cell>
          <table:table-cell table:number-columns-repeated="6"/>
          <table:table-cell office:value-type="string">
            <text:p><text:s text:c="4"/>1.3986 <text:s text:c="3"/>1.0743 <text:s text:c="3"/>0.8721 <text:s text:c="3"/>0.8431 <text:s text:c="3"/>0.7427</text:p>
          </table:table-cell>
          <table:table-cell table:number-columns-repeated="3"/>
          <table:table-cell office:value-type="string">
            <text:p><text:s text:c="5"/>6 <text:s text:c="3"/>16 <text:s text:c="4"/>3 <text:s text:c="3"/>18 <text:s text:c="3"/>19</text:p>
          </table:table-cell>
          <table:table-cell table:number-columns-repeated="4"/>
          <table:table-cell office:value-type="string">
            <text:p><text:s text:c="5"/>4 <text:s text:c="3"/>19</text:p>
          </table:table-cell>
          <table:table-cell table:number-columns-repeated="3"/>
          <table:table-cell office:value-type="string">
            <text:p><text:s text:c="5"/>1 <text:s text:c="4"/>4</text:p>
          </table:table-cell>
        </table:table-row>
        <table:table-row table:style-name="ro1">
          <table:table-cell/>
          <table:table-cell office:value-type="string">
            <text:p><text:s text:c="4"/>1.2181 <text:s text:c="3"/>1.0268</text:p>
          </table:table-cell>
          <table:table-cell/>
          <table:table-cell office:value-type="float" office:value="1.145">
            <text:p>1.14500</text:p>
          </table:table-cell>
          <table:table-cell table:number-columns-repeated="6"/>
          <table:table-cell office:value-type="string">
            <text:p><text:s text:c="4"/>1.0797 <text:s text:c="3"/>0.8604 <text:s text:c="3"/>0.9401 <text:s text:c="3"/>0.7568 <text:s text:c="3"/>0.6087</text:p>
          </table:table-cell>
          <table:table-cell table:number-columns-repeated="3"/>
          <table:table-cell office:value-type="string">
            <text:p><text:s text:c="5"/>4 <text:s text:c="3"/>13 <text:s text:c="3"/>19 <text:s text:c="3"/>21 <text:s text:c="4"/>3</text:p>
          </table:table-cell>
          <table:table-cell table:number-columns-repeated="4"/>
          <table:table-cell office:value-type="string">
            <text:p><text:s text:c="5"/>6 <text:s text:c="3"/>13</text:p>
          </table:table-cell>
          <table:table-cell table:number-columns-repeated="3"/>
          <table:table-cell office:value-type="string">
            <text:p><text:s text:c="5"/>1 <text:s text:c="4"/>8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4"/>4 <text:s text:c="3"/>19 <text:s text:c="4"/>7 <text:s text:c="3"/>21</text:p>
          </table:table-cell>
          <table:table-cell table:number-columns-repeated="4"/>
          <table:table-cell office:value-type="string">
            <text:p><text:s text:c="5"/>6 <text:s text:c="3"/>19</text:p>
          </table:table-cell>
          <table:table-cell table:number-columns-repeated="3"/>
          <table:table-cell office:value-type="string">
            <text:p><text:s text:c="5"/>1 <text:s text:c="3"/>16</text:p>
          </table:table-cell>
        </table:table-row>
        <table:table-row table:style-name="ro1">
          <table:table-cell table:number-columns-repeated="14"/>
          <table:table-cell office:value-type="string">
            <text:p><text:s text:c="5"/>5 <text:s text:c="3"/>16 <text:s text:c="3"/>17 <text:s text:c="3"/>18 <text:s text:c="3"/>19</text:p>
          </table:table-cell>
          <table:table-cell table:number-columns-repeated="4"/>
          <table:table-cell office:value-type="string">
            <text:p><text:s text:c="5"/>6 <text:s text:c="4"/>3</text:p>
          </table:table-cell>
          <table:table-cell table:number-columns-repeated="3"/>
          <table:table-cell office:value-type="string">
            <text:p><text:s text:c="5"/>1 <text:s text:c="4"/>3</text:p>
          </table:table-cell>
        </table:table-row>
        <table:table-row table:style-name="ro1">
          <table:table-cell/>
          <table:table-cell office:value-type="string">
            <text:p>Model_Rear =</text:p>
          </table:table-cell>
          <table:table-cell/>
          <table:table-cell office:value-type="string">
            <text:p>Model_Rear =</text:p>
          </table:table-cell>
          <table:table-cell table:number-columns-repeated="6"/>
          <table:table-cell office:value-type="string">
            <text:p>Model_Rear =</text:p>
          </table:table-cell>
          <table:table-cell table:number-columns-repeated="3"/>
          <table:table-cell office:value-type="string">
            <text:p><text:s text:c="5"/>4 <text:s text:c="3"/>16 <text:s text:c="4"/>6 <text:s text:c="3"/>19 <text:s text:c="3"/>13</text:p>
          </table:table-cell>
          <table:table-cell table:number-columns-repeated="4"/>
          <table:table-cell office:value-type="string">
            <text:p><text:s text:c="5"/>6 <text:s text:c="4"/>3</text:p>
          </table:table-cell>
          <table:table-cell table:number-columns-repeated="3"/>
          <table:table-cell office:value-type="string">
            <text:p><text:s text:c="5"/>1 <text:s text:c="3"/>19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3"/>16 <text:s text:c="4"/>8 <text:s text:c="3"/>17 <text:s text:c="4"/>1</text:p>
          </table:table-cell>
          <table:table-cell table:number-columns-repeated="4"/>
          <table:table-cell office:value-type="string">
            <text:p><text:s text:c="5"/>6 <text:s text:c="3"/>16</text:p>
          </table:table-cell>
          <table:table-cell table:number-columns-repeated="3"/>
          <table:table-cell office:value-type="string">
            <text:p><text:s text:c="5"/>1 <text:s text:c="3"/>16</text:p>
          </table:table-cell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3"/>21 <text:s text:c="3"/>10 <text:s text:c="4"/>2 <text:s text:c="3"/>15</text:p>
          </table:table-cell>
          <table:table-cell table:number-columns-repeated="3"/>
          <table:table-cell office:value-type="string">
            <text:p><text:s text:c="5"/>6 <text:s text:c="3"/>16 <text:s text:c="3"/>20 <text:s text:c="3"/>19 <text:s text:c="3"/>18</text:p>
          </table:table-cell>
          <table:table-cell table:number-columns-repeated="4"/>
          <table:table-cell office:value-type="string">
            <text:p><text:s text:c="5"/>6 <text:s text:c="3"/>19</text:p>
          </table:table-cell>
          <table:table-cell table:number-columns-repeated="3"/>
          <table:table-cell office:value-type="string">
            <text:p><text:s text:c="5"/>4 <text:s text:c="4"/>4</text:p>
          </table:table-cell>
        </table:table-row>
        <table:table-row table:style-name="ro1">
          <table:table-cell/>
          <table:table-cell office:value-type="string">
            <text:p><text:s text:c="5"/>6 <text:s text:c="3"/>15</text:p>
          </table:table-cell>
          <table:table-cell/>
          <table:table-cell office:value-type="float" office:value="5">
            <text:p>5.00000</text:p>
          </table:table-cell>
          <table:table-cell table:number-columns-repeated="6"/>
          <table:table-cell office:value-type="string">
            <text:p><text:s text:c="5"/>5 <text:s text:c="4"/>7 <text:s text:c="4"/>8 <text:s text:c="3"/>16 <text:s text:c="3"/>21</text:p>
          </table:table-cell>
          <table:table-cell table:number-columns-repeated="3"/>
          <table:table-cell office:value-type="string">
            <text:p><text:s text:c="5"/>4 <text:s text:c="4"/>3 <text:s text:c="3"/>18 <text:s text:c="3"/>19 <text:s text:c="3"/>17</text:p>
          </table:table-cell>
          <table:table-cell table:number-columns-repeated="4"/>
          <table:table-cell office:value-type="string">
            <text:p><text:s text:c="5"/>6 <text:s text:c="3"/>19</text:p>
          </table:table-cell>
          <table:table-cell table:number-columns-repeated="3"/>
          <table:table-cell office:value-type="string">
            <text:p><text:s text:c="5"/>4 <text:s text:c="3"/>16</text:p>
          </table:table-cell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3"/>21 <text:s text:c="3"/>14 <text:s text:c="3"/>11 <text:s text:c="3"/>15</text:p>
          </table:table-cell>
          <table:table-cell table:number-columns-repeated="8"/>
          <table:table-cell office:value-type="string">
            <text:p><text:s text:c="5"/>6 <text:s text:c="3"/>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3"/>21 <text:s text:c="3"/>14 <text:s text:c="3"/>17 <text:s text:c="4"/>2</text:p>
          </table:table-cell>
          <table:table-cell table:number-columns-repeated="8"/>
          <table:table-cell office:value-type="string">
            <text:p><text:s text:c="5"/>6 <text:s text:c="3"/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4"/>3 <text:s text:c="3"/>10 <text:s text:c="3"/>18 <text:s text:c="3"/>16</text:p>
          </table:table-cell>
          <table:table-cell table:number-columns-repeated="3"/>
          <table:table-cell office:value-type="string">
            <text:p>Alpha_Front =</text:p>
          </table:table-cell>
          <table:table-cell table:number-columns-repeated="4"/>
          <table:table-cell office:value-type="string">
            <text:p><text:s text:c="5"/>6 <text:s text:c="3"/>19</text:p>
          </table:table-cell>
          <table:table-cell table:number-columns-repeated="3"/>
          <table:table-cell office:value-type="string">
            <text:p>Alpha_Front =</text:p>
          </table:table-cell>
        </table:table-row>
        <table:table-row table:style-name="ro1">
          <table:table-cell table:number-columns-repeated="19"/>
          <table:table-cell office:value-type="string">
            <text:p><text:s text:c="5"/>6 <text:s text:c="3"/>19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>
            <text:p><text:s text:c="4"/>1.1225 <text:s text:c="3"/>1.0923 <text:s text:c="3"/>0.7829 <text:s text:c="3"/>0.6331 <text:s text:c="3"/>0.4241</text:p>
          </table:table-cell>
          <table:table-cell table:number-columns-repeated="4"/>
          <table:table-cell office:value-type="string">
            <text:p><text:s text:c="5"/>6 <text:s text:c="3"/>16</text:p>
          </table:table-cell>
          <table:table-cell table:number-columns-repeated="3"/>
          <table:table-cell office:value-type="string">
            <text:p><text:s text:c="4"/>2.4600 <text:s text:c="3"/>2.5311</text:p>
          </table:table-cell>
        </table:table-row>
        <table:table-row table:style-name="ro1">
          <table:table-cell/>
          <table:table-cell office:value-type="string">
            <text:p>Alpha_Rear =</text:p>
          </table:table-cell>
          <table:table-cell/>
          <table:table-cell office:value-type="string">
            <text:p>Alpha_Rear =</text:p>
          </table:table-cell>
          <table:table-cell table:number-columns-repeated="6"/>
          <table:table-cell office:value-type="string">
            <text:p>Alpha_Rear =</text:p>
          </table:table-cell>
          <table:table-cell table:number-columns-repeated="3"/>
          <table:table-cell office:value-type="string">
            <text:p><text:s text:c="4"/>1.1007 <text:s text:c="3"/>0.8873 <text:s text:c="3"/>0.7786 <text:s text:c="3"/>0.6638 <text:s text:c="3"/>0.5478</text:p>
          </table:table-cell>
          <table:table-cell table:number-columns-repeated="4"/>
          <table:table-cell office:value-type="string">
            <text:p><text:s text:c="5"/>6 <text:s text:c="3"/>19</text:p>
          </table:table-cell>
          <table:table-cell table:number-columns-repeated="3"/>
          <table:table-cell office:value-type="string">
            <text:p><text:s text:c="4"/>2.1098 <text:s text:c="3"/>1.9980</text:p>
          </table:table-cell>
        </table:table-row>
        <table:table-row table:style-name="ro1">
          <table:table-cell table:number-columns-repeated="14"/>
          <table:table-cell office:value-type="string">
            <text:p><text:s text:c="4"/>1.3986 <text:s text:c="3"/>1.1103 <text:s text:c="3"/>1.1180 <text:s text:c="3"/>0.9995 <text:s text:c="3"/>0.9174</text:p>
          </table:table-cell>
          <table:table-cell table:number-columns-repeated="4"/>
          <table:table-cell office:value-type="string">
            <text:p><text:s text:c="5"/>6 <text:s text:c="3"/>12</text:p>
          </table:table-cell>
          <table:table-cell table:number-columns-repeated="3"/>
          <table:table-cell office:value-type="string">
            <text:p><text:s text:c="4"/>1.9963 <text:s text:c="3"/>1.8209</text:p>
          </table:table-cell>
        </table:table-row>
        <table:table-row table:style-name="ro1">
          <table:table-cell/>
          <table:table-cell office:value-type="string">
            <text:p><text:s text:c="4"/>1.1450 <text:s text:c="3"/>0.9245</text:p>
          </table:table-cell>
          <table:table-cell/>
          <table:table-cell office:value-type="float" office:value="1.1684">
            <text:p>1.16840</text:p>
          </table:table-cell>
          <table:table-cell table:number-columns-repeated="6"/>
          <table:table-cell office:value-type="string">
            <text:p><text:s text:c="4"/>1.3643 <text:s text:c="3"/>1.0509 <text:s text:c="3"/>1.0431 <text:s text:c="3"/>0.9704 <text:s text:c="3"/>0.7979</text:p>
          </table:table-cell>
          <table:table-cell table:number-columns-repeated="3"/>
          <table:table-cell office:value-type="string">
            <text:p><text:s text:c="4"/>1.1684 <text:s text:c="3"/>1.1085 <text:s text:c="3"/>0.8533 <text:s text:c="3"/>0.6659 <text:s text:c="3"/>0.5171</text:p>
          </table:table-cell>
          <table:table-cell table:number-columns-repeated="4"/>
          <table:table-cell office:value-type="string">
            <text:p><text:s text:c="5"/>6 <text:s text:c="3"/>16</text:p>
          </table:table-cell>
          <table:table-cell table:number-columns-repeated="3"/>
          <table:table-cell office:value-type="string">
            <text:p><text:s text:c="4"/>2.2554 <text:s text:c="3"/>2.2274</text:p>
          </table:table-cell>
        </table:table-row>
        <table:table-row table:style-name="ro1">
          <table:table-cell/>
          <table:table-cell office:value-type="string">
            <text:p><text:s text:c="4"/>1.1225 <text:s text:c="3"/>0.8967</text:p>
          </table:table-cell>
          <table:table-cell/>
          <table:table-cell office:value-type="float" office:value="1.002">
            <text:p>1.00200</text:p>
          </table:table-cell>
          <table:table-cell table:number-columns-repeated="6"/>
          <table:table-cell office:value-type="string">
            <text:p><text:s text:c="4"/>1.1225 <text:s text:c="3"/>1.0191 <text:s text:c="3"/>0.8872 <text:s text:c="3"/>0.7863 <text:s text:c="3"/>0.8110</text:p>
          </table:table-cell>
          <table:table-cell table:number-columns-repeated="3"/>
          <table:table-cell office:value-type="string">
            <text:p><text:s text:c="4"/>1.3013 <text:s text:c="3"/>1.0114 <text:s text:c="3"/>0.9806 <text:s text:c="3"/>0.8915 <text:s text:c="3"/>0.8008</text:p>
          </table:table-cell>
          <table:table-cell table:number-columns-repeated="4"/>
          <table:table-cell office:value-type="string">
            <text:p><text:s text:c="5"/>6 <text:s text:c="3"/>19</text:p>
          </table:table-cell>
          <table:table-cell table:number-columns-repeated="3"/>
          <table:table-cell office:value-type="string">
            <text:p><text:s text:c="4"/>2.1098 <text:s text:c="3"/>2.0054</text:p>
          </table:table-cell>
        </table:table-row>
        <table:table-row table:style-name="ro1">
          <table:table-cell/>
          <table:table-cell office:value-type="string">
            <text:p><text:s text:c="4"/>1.0206 <text:s text:c="3"/>0.9107</text:p>
          </table:table-cell>
          <table:table-cell/>
          <table:table-cell office:value-type="float" office:value="1.1225">
            <text:p>1.12250</text:p>
          </table:table-cell>
          <table:table-cell table:number-columns-repeated="6"/>
          <table:table-cell office:value-type="string">
            <text:p><text:s text:c="4"/>1.0020 <text:s text:c="3"/>0.8717 <text:s text:c="3"/>0.7658 <text:s text:c="3"/>0.6987 <text:s text:c="3"/>0.5801</text:p>
          </table:table-cell>
          <table:table-cell table:number-columns-repeated="3"/>
          <table:table-cell office:value-type="string">
            <text:p><text:s text:c="4"/>1.0797 <text:s text:c="3"/>0.9334 <text:s text:c="3"/>0.9362 <text:s text:c="3"/>0.9507 <text:s text:c="3"/>0.6913</text:p>
          </table:table-cell>
          <table:table-cell table:number-columns-repeated="4"/>
          <table:table-cell office:value-type="string">
            <text:p><text:s text:c="5"/>6 <text:s text:c="3"/>19</text:p>
          </table:table-cell>
          <table:table-cell table:number-columns-repeated="3"/>
          <table:table-cell office:value-type="string">
            <text:p><text:s text:c="4"/>2.1098 <text:s text:c="3"/>2.1324</text:p>
          </table:table-cell>
        </table:table-row>
        <table:table-row table:style-name="ro1">
          <table:table-cell/>
          <table:table-cell office:value-type="string">
            <text:p><text:s text:c="4"/>1.1684 <text:s text:c="3"/>0.9683</text:p>
          </table:table-cell>
          <table:table-cell/>
          <table:table-cell office:value-type="float" office:value="1.0397">
            <text:p>1.03970</text:p>
          </table:table-cell>
          <table:table-cell table:number-columns-repeated="6"/>
          <table:table-cell office:value-type="string">
            <text:p><text:s text:c="4"/>1.2722 <text:s text:c="3"/>1.0495 <text:s text:c="3"/>1.0933 <text:s text:c="3"/>0.9844 <text:s text:c="3"/>0.9533</text:p>
          </table:table-cell>
          <table:table-cell table:number-columns-repeated="3"/>
          <table:table-cell office:value-type="string">
            <text:p><text:s text:c="4"/>1.1927 <text:s text:c="3"/>0.9747 <text:s text:c="3"/>1.0176 <text:s text:c="3"/>0.9163 <text:s text:c="3"/>0.8777</text:p>
          </table:table-cell>
          <table:table-cell table:number-columns-repeated="4"/>
          <table:table-cell office:value-type="string">
            <text:p><text:s text:c="5"/>6 <text:s text:c="4"/>4</text:p>
          </table:table-cell>
          <table:table-cell table:number-columns-repeated="3"/>
          <table:table-cell office:value-type="string">
            <text:p><text:s text:c="4"/>2.2554 <text:s text:c="3"/>2.4999</text:p>
          </table:table-cell>
        </table:table-row>
        <table:table-row table:style-name="ro1">
          <table:table-cell/>
          <table:table-cell office:value-type="string">
            <text:p><text:s text:c="4"/>1.1450 <text:s text:c="3"/>0.9763</text:p>
          </table:table-cell>
          <table:table-cell/>
          <table:table-cell office:value-type="float" office:value="1.0594">
            <text:p>1.05940</text:p>
          </table:table-cell>
          <table:table-cell table:number-columns-repeated="6"/>
          <table:table-cell office:value-type="string">
            <text:p><text:s text:c="4"/>1.2722 <text:s text:c="3"/>0.8780 <text:s text:c="3"/>0.8687 <text:s text:c="3"/>0.7457 <text:s text:c="3"/>0.5941</text:p>
          </table:table-cell>
          <table:table-cell table:number-columns-repeated="3"/>
          <table:table-cell office:value-type="string">
            <text:p><text:s text:c="4"/>1.2722 <text:s text:c="3"/>0.9523 <text:s text:c="3"/>0.8995 <text:s text:c="3"/>0.7100 <text:s text:c="3"/>0.5044</text:p>
          </table:table-cell>
          <table:table-cell table:number-columns-repeated="4"/>
          <table:table-cell office:value-type="string">
            <text:p><text:s text:c="5"/>6 <text:s text:c="3"/>16</text:p>
          </table:table-cell>
          <table:table-cell table:number-columns-repeated="3"/>
          <table:table-cell office:value-type="string">
            <text:p><text:s text:c="4"/>1.9963 <text:s text:c="3"/>2.1093</text:p>
          </table:table-cell>
        </table:table-row>
        <table:table-row table:style-name="ro1">
          <table:table-cell table:number-columns-repeated="14"/>
          <table:table-cell office:value-type="string">
            <text:p><text:s text:c="4"/>1.2445 <text:s text:c="3"/>0.9331 <text:s text:c="3"/>0.8661 <text:s text:c="3"/>0.8174 <text:s text:c="3"/>0.6968</text:p>
          </table:table-cell>
          <table:table-cell table:number-columns-repeated="4"/>
          <table:table-cell office:value-type="string">
            <text:p><text:s text:c="5"/>6 <text:s text:c="3"/>19</text:p>
          </table:table-cell>
          <table:table-cell table:number-columns-repeated="3"/>
          <table:table-cell office:value-type="string">
            <text:p><text:s text:c="4"/>2.1098 <text:s text:c="3"/>2.1925</text:p>
          </table:table-cell>
        </table:table-row>
        <table:table-row table:style-name="ro1">
          <table:table-cell table:number-columns-repeated="14"/>
          <table:table-cell office:value-type="string">
            <text:p><text:s text:c="4"/>1.4352 <text:s text:c="3"/>1.1518 <text:s text:c="3"/>1.0573 <text:s text:c="3"/>0.6840 <text:s text:c="3"/>0.6205</text:p>
          </table:table-cell>
          <table:table-cell table:number-columns-repeated="4"/>
          <table:table-cell office:value-type="string">
            <text:p><text:s text:c="5"/>6 <text:s text:c="4"/>3</text:p>
          </table:table-cell>
          <table:table-cell table:number-columns-repeated="3"/>
          <table:table-cell office:value-type="string">
            <text:p><text:s text:c="4"/>1.9963 <text:s text:c="3"/>1.9821</text:p>
          </table:table-cell>
        </table:table-row>
        <table:table-row table:style-name="ro1">
          <table:table-cell/>
          <table:table-cell office:value-type="string">
            <text:p>n =</text:p>
          </table:table-cell>
          <table:table-cell/>
          <table:table-cell office:value-type="string">
            <text:p>n =</text:p>
          </table:table-cell>
          <table:table-cell table:number-columns-repeated="6"/>
          <table:table-cell office:value-type="string">
            <text:p>n =</text:p>
          </table:table-cell>
          <table:table-cell table:number-columns-repeated="3"/>
          <table:table-cell office:value-type="string">
            <text:p><text:s text:c="4"/>1.1684 <text:s text:c="3"/>0.8635 <text:s text:c="3"/>0.7566 <text:s text:c="3"/>0.6313 <text:s text:c="3"/>0.5508</text:p>
          </table:table-cell>
          <table:table-cell table:number-columns-repeated="4"/>
          <table:table-cell office:value-type="string">
            <text:p><text:s text:c="5"/>6 <text:s text:c="4"/>4</text:p>
          </table:table-cell>
          <table:table-cell table:number-columns-repeated="3"/>
          <table:table-cell office:value-type="string">
            <text:p><text:s text:c="4"/>1.9963 <text:s text:c="3"/>1.8485</text:p>
          </table:table-cell>
        </table:table-row>
        <table:table-row table:style-name="ro1">
          <table:table-cell table:number-columns-repeated="14"/>
          <table:table-cell office:value-type="string">
            <text:p><text:s text:c="4"/>1.1927 <text:s text:c="3"/>1.0202 <text:s text:c="3"/>0.8887 <text:s text:c="3"/>0.7217 <text:s text:c="3"/>0.7861</text:p>
          </table:table-cell>
          <table:table-cell table:number-columns-repeated="4"/>
          <table:table-cell office:value-type="string">
            <text:p><text:s text:c="5"/>6 <text:s text:c="3"/>13</text:p>
          </table:table-cell>
          <table:table-cell table:number-columns-repeated="3"/>
          <table:table-cell office:value-type="string">
            <text:p><text:s text:c="4"/>2.1098 <text:s text:c="3"/>1.8805</text:p>
          </table:table-cell>
        </table:table-row>
        <table:table-row table:style-name="ro1">
          <table:table-cell/>
          <table:table-cell office:value-type="string">
            <text:p><text:s text:c="3"/>315 <text:s text:c="2"/>185</text:p>
          </table:table-cell>
          <table:table-cell/>
          <table:table-cell office:value-type="string">
            <text:p><text:s text:c="3"/>302 <text:s text:c="2"/>198</text:p>
          </table:table-cell>
          <table:table-cell table:number-columns-repeated="6"/>
          <table:table-cell office:value-type="string">
            <text:p><text:s text:c="3"/>322 <text:s text:c="2"/>178</text:p>
          </table:table-cell>
          <table:table-cell table:number-columns-repeated="3"/>
          <table:table-cell office:value-type="string">
            <text:p><text:s text:c="4"/>1.1450 <text:s text:c="3"/>0.8807 <text:s text:c="3"/>0.7899 <text:s text:c="3"/>0.6458 <text:s text:c="3"/>0.5172</text:p>
          </table:table-cell>
          <table:table-cell table:number-columns-repeated="4"/>
          <table:table-cell office:value-type="string">
            <text:p><text:s text:c="5"/>4 <text:s text:c="3"/>19</text:p>
          </table:table-cell>
          <table:table-cell table:number-columns-repeated="3"/>
          <table:table-cell office:value-type="string">
            <text:p><text:s text:c="4"/>2.1098 <text:s text:c="3"/>1.9873</text:p>
          </table:table-cell>
        </table:table-row>
        <table:table-row table:style-name="ro1">
          <table:table-cell table:number-columns-repeated="14"/>
          <table:table-cell office:value-type="string">
            <text:p><text:s text:c="4"/>1.3013 <text:s text:c="3"/>1.0327 <text:s text:c="3"/>0.9444 <text:s text:c="3"/>0.8174 <text:s text:c="3"/>0.6026</text:p>
          </table:table-cell>
          <table:table-cell table:number-columns-repeated="4"/>
          <table:table-cell office:value-type="string">
            <text:p><text:s text:c="5"/>6 <text:s text:c="4"/>3</text:p>
          </table:table-cell>
          <table:table-cell table:number-columns-repeated="3"/>
          <table:table-cell office:value-type="string">
            <text:p><text:s text:c="4"/>2.4600 <text:s text:c="3"/>2.4034</text:p>
          </table:table-cell>
        </table:table-row>
        <table:table-row table:style-name="ro1">
          <table:table-cell table:number-columns-repeated="14"/>
          <table:table-cell office:value-type="string">
            <text:p><text:s text:c="4"/>1.1225 <text:s text:c="3"/>0.8669 <text:s text:c="3"/>0.8388 <text:s text:c="3"/>0.6373 <text:s text:c="3"/>0.4746</text:p>
          </table:table-cell>
          <table:table-cell table:number-columns-repeated="4"/>
          <table:table-cell office:value-type="string">
            <text:p><text:s text:c="5"/>6 <text:s text:c="3"/>13</text:p>
          </table:table-cell>
          <table:table-cell table:number-columns-repeated="3"/>
          <table:table-cell office:value-type="string">
            <text:p><text:s text:c="4"/>2.1098 <text:s text:c="3"/>2.1405</text:p>
          </table:table-cell>
        </table:table-row>
        <table:table-row table:style-name="ro1">
          <table:table-cell/>
          <table:table-cell office:value-type="string">
            <text:p>error_naive_Bayes =</text:p>
          </table:table-cell>
          <table:table-cell/>
          <table:table-cell office:value-type="string">
            <text:p>error_naive_Bayes =</text:p>
          </table:table-cell>
          <table:table-cell table:number-columns-repeated="6"/>
          <table:table-cell office:value-type="string">
            <text:p>error_naive_Bayes =</text:p>
          </table:table-cell>
          <table:table-cell table:number-columns-repeated="3"/>
          <table:table-cell office:value-type="string">
            <text:p><text:s text:c="4"/>1.2445 <text:s text:c="3"/>1.0695 <text:s text:c="3"/>0.9189 <text:s text:c="3"/>0.6640 <text:s text:c="3"/>0.5061</text:p>
          </table:table-cell>
          <table:table-cell table:number-columns-repeated="4"/>
          <table:table-cell office:value-type="string">
            <text:p><text:s text:c="5"/>6 <text:s text:c="4"/>3</text:p>
          </table:table-cell>
          <table:table-cell table:number-columns-repeated="3"/>
          <table:table-cell office:value-type="string">
            <text:p><text:s text:c="4"/>2.1098 <text:s text:c="3"/>2.4174</text:p>
          </table:table-cell>
        </table:table-row>
        <table:table-row table:style-name="ro1">
          <table:table-cell table:number-columns-repeated="14"/>
          <table:table-cell office:value-type="string">
            <text:p><text:s text:c="4"/>1.1927 <text:s text:c="3"/>1.0099 <text:s text:c="3"/>0.9101 <text:s text:c="3"/>0.7787 <text:s text:c="3"/>0.5504</text:p>
          </table:table-cell>
          <table:table-cell table:number-columns-repeated="4"/>
          <table:table-cell office:value-type="string">
            <text:p><text:s text:c="5"/>6 <text:s text:c="3"/>12</text:p>
          </table:table-cell>
          <table:table-cell table:number-columns-repeated="3"/>
          <table:table-cell office:value-type="string">
            <text:p><text:s text:c="4"/>2.4600 <text:s text:c="3"/>2.5838</text:p>
          </table:table-cell>
        </table:table-row>
        <table:table-row table:style-name="ro1">
          <table:table-cell/>
          <table:table-cell office:value-type="string">
            <text:p><text:s text:c="4"/>0.1587 <text:s text:c="3"/>0.0216</text:p>
          </table:table-cell>
          <table:table-cell/>
          <table:table-cell office:value-type="string">
            <text:p><text:s text:c="4"/>0.1159 <text:s text:c="3"/>0.0808</text:p>
          </table:table-cell>
          <table:table-cell table:number-columns-repeated="6"/>
          <table:table-cell office:value-type="string">
            <text:p><text:s text:c="4"/>0.1149 <text:s text:c="3"/>0.0955</text:p>
          </table:table-cell>
          <table:table-cell table:number-columns-repeated="3"/>
          <table:table-cell office:value-type="string">
            <text:p><text:s text:c="4"/>1.1225 <text:s text:c="3"/>1.0398 <text:s text:c="3"/>0.8480 <text:s text:c="3"/>0.7749 <text:s text:c="3"/>0.6144</text:p>
          </table:table-cell>
          <table:table-cell table:number-columns-repeated="4"/>
          <table:table-cell office:value-type="string">
            <text:p><text:s text:c="5"/>6 <text:s text:c="3"/>16</text:p>
          </table:table-cell>
          <table:table-cell table:number-columns-repeated="3"/>
          <table:table-cell office:value-type="string">
            <text:p><text:s text:c="4"/>2.2554 <text:s text:c="3"/>2.4655</text:p>
          </table:table-cell>
        </table:table-row>
        <table:table-row table:style-name="ro1">
          <table:table-cell table:number-columns-repeated="14"/>
          <table:table-cell office:value-type="string">
            <text:p><text:s text:c="4"/>1.2181 <text:s text:c="3"/>1.0698 <text:s text:c="3"/>0.9789 <text:s text:c="3"/>0.9500 <text:s text:c="3"/>0.8575</text:p>
          </table:table-cell>
          <table:table-cell table:number-columns-repeated="4"/>
          <table:table-cell office:value-type="string">
            <text:p><text:s text:c="5"/>6 <text:s text:c="3"/>19</text:p>
          </table:table-cell>
          <table:table-cell table:number-columns-repeated="3"/>
          <table:table-cell office:value-type="string">
            <text:p><text:s text:c="4"/>2.2554 <text:s text:c="3"/>2.0214</text:p>
          </table:table-cell>
        </table:table-row>
        <table:table-row table:style-name="ro1">
          <table:table-cell table:number-columns-repeated="14"/>
          <table:table-cell office:value-type="string">
            <text:p><text:s text:c="4"/>1.2181 <text:s text:c="3"/>0.9584 <text:s text:c="3"/>1.0018 <text:s text:c="3"/>0.7699 <text:s text:c="3"/>0.5079</text:p>
          </table:table-cell>
          <table:table-cell table:number-columns-repeated="4"/>
          <table:table-cell office:value-type="string">
            <text:p><text:s text:c="5"/>6 <text:s text:c="3"/>16</text:p>
          </table:table-cell>
          <table:table-cell table:number-columns-repeated="3"/>
          <table:table-cell office:value-type="string">
            <text:p><text:s text:c="4"/>2.2554 <text:s text:c="3"/>2.1599</text:p>
          </table:table-cell>
        </table:table-row>
        <table:table-row table:style-name="ro1">
          <table:table-cell/>
          <table:table-cell office:value-type="string">
            <text:p>error_front =</text:p>
          </table:table-cell>
          <table:table-cell/>
          <table:table-cell office:value-type="string">
            <text:p>error_front =</text:p>
          </table:table-cell>
          <table:table-cell table:number-columns-repeated="6"/>
          <table:table-cell office:value-type="string">
            <text:p>error_front =</text:p>
          </table:table-cell>
          <table:table-cell table:number-columns-repeated="8"/>
          <table:table-cell office:value-type="string">
            <text:p><text:s text:c="5"/>6 <text:s text:c="4"/>1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5"/>6 <text:s text:c="3"/>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0.1143 <text:s text:c="3"/>0.1676</text:p>
          </table:table-cell>
          <table:table-cell/>
          <table:table-cell office:value-type="string">
            <text:p><text:s text:c="4"/>0.0828 <text:s text:c="3"/>0.2222</text:p>
          </table:table-cell>
          <table:table-cell table:number-columns-repeated="6"/>
          <table:table-cell office:value-type="string">
            <text:p><text:s text:c="4"/>0.0621 <text:s text:c="3"/>0.1910</text:p>
          </table:table-cell>
          <table:table-cell table:number-columns-repeated="3"/>
          <table:table-cell office:value-type="string">
            <text:p>Model_Rear =</text:p>
          </table:table-cell>
          <table:table-cell table:number-columns-repeated="4"/>
          <table:table-cell office:value-type="string">
            <text:p><text:s text:c="5"/>6 <text:s text:c="4"/>1</text:p>
          </table:table-cell>
          <table:table-cell table:number-columns-repeated="3"/>
          <table:table-cell office:value-type="string">
            <text:p>Model_Rear =</text:p>
          </table:table-cell>
        </table:table-row>
        <table:table-row table:style-name="ro1">
          <table:table-cell table:number-columns-repeated="19"/>
          <table:table-cell office:value-type="string">
            <text:p><text:s text:c="5"/>6 <text:s text:c="3"/>19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>
            <text:p><text:s text:c="5"/>6 <text:s text:c="3"/>16 <text:s text:c="4"/>7 <text:s text:c="3"/>15 <text:s text:c="3"/>21</text:p>
          </table:table-cell>
          <table:table-cell table:number-columns-repeated="4"/>
          <table:table-cell office:value-type="string">
            <text:p><text:s text:c="5"/>6 <text:s text:c="3"/>19</text:p>
          </table:table-cell>
          <table:table-cell table:number-columns-repeated="3"/>
          <table:table-cell office:value-type="string">
            <text:p><text:s text:c="5"/>6 <text:s text:c="3"/>18</text:p>
          </table:table-cell>
        </table:table-row>
        <table:table-row table:style-name="ro1">
          <table:table-cell/>
          <table:table-cell office:value-type="string">
            <text:p>error_rear =</text:p>
          </table:table-cell>
          <table:table-cell/>
          <table:table-cell office:value-type="string">
            <text:p>error_rear =</text:p>
          </table:table-cell>
          <table:table-cell table:number-columns-repeated="6"/>
          <table:table-cell office:value-type="string">
            <text:p>error_rear =</text:p>
          </table:table-cell>
          <table:table-cell table:number-columns-repeated="3"/>
          <table:table-cell office:value-type="string">
            <text:p><text:s text:c="5"/>6 <text:s text:c="4"/>4 <text:s text:c="3"/>16 <text:s text:c="3"/>20 <text:s text:c="3"/>15</text:p>
          </table:table-cell>
          <table:table-cell table:number-columns-repeated="4"/>
          <table:table-cell office:value-type="string">
            <text:p><text:s text:c="5"/>6 <text:s text:c="3"/>20</text:p>
          </table:table-cell>
          <table:table-cell table:number-columns-repeated="3"/>
          <table:table-cell office:value-type="string">
            <text:p><text:s text:c="4"/>12 <text:s text:c="4"/>6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3"/>21 <text:s text:c="3"/>19 <text:s text:c="3"/>11 <text:s text:c="3"/>18</text:p>
          </table:table-cell>
          <table:table-cell table:number-columns-repeated="8"/>
          <table:table-cell office:value-type="string">
            <text:p><text:s text:c="4"/>12 <text:s text:c="4"/>7</text:p>
          </table:table-cell>
        </table:table-row>
        <table:table-row table:style-name="ro1">
          <table:table-cell/>
          <table:table-cell office:value-type="string">
            <text:p><text:s text:c="4"/>0.0921 <text:s text:c="3"/>0.1892</text:p>
          </table:table-cell>
          <table:table-cell/>
          <table:table-cell office:value-type="string">
            <text:p><text:s text:c="4"/>0.0563 <text:s text:c="3"/>0.2576</text:p>
          </table:table-cell>
          <table:table-cell table:number-columns-repeated="6"/>
          <table:table-cell office:value-type="string">
            <text:p><text:s text:c="4"/>0.0776 <text:s text:c="3"/>0.3034</text:p>
          </table:table-cell>
          <table:table-cell table:number-columns-repeated="3"/>
          <table:table-cell office:value-type="string">
            <text:p><text:s text:c="5"/>6 <text:s text:c="3"/>19 <text:s text:c="3"/>10 <text:s text:c="3"/>13 <text:s text:c="3"/>15</text:p>
          </table:table-cell>
          <table:table-cell table:number-columns-repeated="8"/>
          <table:table-cell office:value-type="string">
            <text:p><text:s text:c="5"/>6 <text:s text:c="3"/>18</text:p>
          </table:table-cell>
        </table:table-row>
        <table:table-row table:style-name="ro1">
          <table:table-cell table:number-columns-repeated="14"/>
          <table:table-cell office:value-type="string">
            <text:p><text:s text:c="5"/>5 <text:s text:c="3"/>19 <text:s text:c="3"/>10 <text:s text:c="3"/>17 <text:s text:c="3"/>18</text:p>
          </table:table-cell>
          <table:table-cell table:number-columns-repeated="4"/>
          <table:table-cell office:value-type="string">
            <text:p>Alpha_Front =</text:p>
          </table:table-cell>
          <table:table-cell table:number-columns-repeated="3"/>
          <table:table-cell office:value-type="string">
            <text:p><text:s text:c="5"/>5 <text:s text:c="4"/>1</text:p>
          </table:table-cell>
        </table:table-row>
        <table:table-row table:style-name="ro1">
          <table:table-cell/>
          <table:table-cell office:value-type="string">
            <text:p>Final:</text:p>
          </table:table-cell>
          <table:table-cell table:number-columns-repeated="12"/>
          <table:table-cell office:value-type="string">
            <text:p><text:s text:c="5"/>5 <text:s text:c="3"/>21 <text:s text:c="3"/>10 <text:s text:c="3"/>16 <text:s text:c="3"/>15</text:p>
          </table:table-cell>
          <table:table-cell table:number-columns-repeated="8"/>
          <table:table-cell office:value-type="string">
            <text:p><text:s text:c="5"/>6 <text:s text:c="4"/>4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3"/>16 <text:s text:c="3"/>21 <text:s text:c="3"/>13 <text:s text:c="3"/>17</text:p>
          </table:table-cell>
          <table:table-cell table:number-columns-repeated="4"/>
          <table:table-cell office:value-type="string">
            <text:p><text:s text:c="4"/>1.2181 <text:s text:c="3"/>1.1322</text:p>
          </table:table-cell>
          <table:table-cell table:number-columns-repeated="3"/>
          <table:table-cell office:value-type="string">
            <text:p><text:s text:c="5"/>6 <text:s text:c="3"/>12</text:p>
          </table:table-cell>
        </table:table-row>
        <table:table-row table:style-name="ro1">
          <table:table-cell/>
          <table:table-cell office:value-type="string">
            <text:p>Model_Front =</text:p>
          </table:table-cell>
          <table:table-cell table:number-columns-repeated="12"/>
          <table:table-cell office:value-type="string">
            <text:p><text:s text:c="5"/>6 <text:s text:c="4"/>5 <text:s text:c="3"/>19 <text:s text:c="3"/>11 <text:s text:c="3"/>16</text:p>
          </table:table-cell>
          <table:table-cell table:number-columns-repeated="4"/>
          <table:table-cell office:value-type="string">
            <text:p><text:s text:c="4"/>1.1450 <text:s text:c="3"/>0.9730</text:p>
          </table:table-cell>
          <table:table-cell table:number-columns-repeated="3"/>
          <table:table-cell office:value-type="string">
            <text:p><text:s text:c="5"/>4 <text:s text:c="3"/>18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3"/>21 <text:s text:c="3"/>10 <text:s text:c="3"/>16 <text:s text:c="4"/>5</text:p>
          </table:table-cell>
          <table:table-cell table:number-columns-repeated="4"/>
          <table:table-cell office:value-type="string">
            <text:p><text:s text:c="4"/>1.1684 <text:s text:c="3"/>0.9536</text:p>
          </table:table-cell>
          <table:table-cell table:number-columns-repeated="3"/>
          <table:table-cell office:value-type="string">
            <text:p><text:s text:c="5"/>4 <text:s text:c="4"/>6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<text:s text:c="5"/>6 <text:s text:c="3"/>16 <text:s text:c="4"/>1 <text:s text:c="3"/>19 <text:s text:c="3"/>12</text:p>
          </table:table-cell>
          <table:table-cell table:number-columns-repeated="4"/>
          <table:table-cell office:value-type="string">
            <text:p><text:s text:c="4"/>1.2722 <text:s text:c="3"/>1.0103</text:p>
          </table:table-cell>
          <table:table-cell table:number-columns-repeated="3"/>
          <table:table-cell office:value-type="string">
            <text:p><text:s text:c="4"/>12 <text:s text:c="3"/>18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<text:s text:c="5"/>6 <text:s text:c="3"/>20 <text:s text:c="3"/>11 <text:s text:c="3"/>14 <text:s text:c="4"/>1</text:p>
          </table:table-cell>
          <table:table-cell table:number-columns-repeated="4"/>
          <table:table-cell office:value-type="string">
            <text:p><text:s text:c="4"/>1.1225 <text:s text:c="3"/>1.0286</text:p>
          </table:table-cell>
          <table:table-cell table:number-columns-repeated="3"/>
          <table:table-cell office:value-type="string">
            <text:p><text:s text:c="5"/>6 <text:s text:c="3"/>18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<text:s text:c="5"/>6 <text:s text:c="4"/>3 <text:s text:c="3"/>16 <text:s text:c="3"/>17 <text:s text:c="3"/>14</text:p>
          </table:table-cell>
          <table:table-cell table:number-columns-repeated="4"/>
          <table:table-cell office:value-type="string">
            <text:p><text:s text:c="4"/>1.2722 <text:s text:c="3"/>0.9959</text:p>
          </table:table-cell>
          <table:table-cell table:number-columns-repeated="3"/>
          <table:table-cell office:value-type="string">
            <text:p><text:s text:c="5"/>9 <text:s text:c="4"/>7</text:p>
          </table:table-cell>
        </table:table-row>
        <table:table-row table:style-name="ro1">
          <table:table-cell/>
          <table:table-cell office:value-type="string">
            <text:p><text:s text:c="5"/>6 <text:s text:c="4"/>4</text:p>
          </table:table-cell>
          <table:table-cell table:number-columns-repeated="12"/>
          <table:table-cell office:value-type="string">
            <text:p><text:s text:c="5"/>6 <text:s text:c="3"/>16 <text:s text:c="3"/>15 <text:s text:c="3"/>17 <text:s text:c="4"/>7</text:p>
          </table:table-cell>
          <table:table-cell table:number-columns-repeated="4"/>
          <table:table-cell office:value-type="string">
            <text:p><text:s text:c="4"/>1.2722 <text:s text:c="3"/>1.0056</text:p>
          </table:table-cell>
          <table:table-cell table:number-columns-repeated="3"/>
          <table:table-cell office:value-type="string">
            <text:p><text:s text:c="4"/>12 <text:s text:c="4"/>4</text:p>
          </table:table-cell>
        </table:table-row>
        <table:table-row table:style-name="ro1">
          <table:table-cell/>
          <table:table-cell office:value-type="string">
            <text:p><text:s text:c="5"/>4 <text:s text:c="3"/>13</text:p>
          </table:table-cell>
          <table:table-cell table:number-columns-repeated="12"/>
          <table:table-cell office:value-type="string">
            <text:p><text:s text:c="5"/>3 <text:s text:c="3"/>16 <text:s text:c="3"/>11 <text:s text:c="4"/>1 <text:s text:c="3"/>18</text:p>
          </table:table-cell>
          <table:table-cell table:number-columns-repeated="4"/>
          <table:table-cell office:value-type="string">
            <text:p><text:s text:c="4"/>1.2722 <text:s text:c="3"/>0.9819</text:p>
          </table:table-cell>
          <table:table-cell table:number-columns-repeated="3"/>
          <table:table-cell office:value-type="string">
            <text:p><text:s text:c="5"/>6 <text:s text:c="3"/>18</text:p>
          </table:table-cell>
        </table:table-row>
        <table:table-row table:style-name="ro1">
          <table:table-cell/>
          <table:table-cell office:value-type="string">
            <text:p><text:s text:c="5"/>4 <text:s text:c="3"/>19</text:p>
          </table:table-cell>
          <table:table-cell table:number-columns-repeated="12"/>
          <table:table-cell office:value-type="string">
            <text:p><text:s text:c="5"/>6 <text:s text:c="3"/>19 <text:s text:c="3"/>21 <text:s text:c="3"/>17 <text:s text:c="3"/>11</text:p>
          </table:table-cell>
          <table:table-cell table:number-columns-repeated="4"/>
          <table:table-cell office:value-type="string">
            <text:p><text:s text:c="4"/>1.1684 <text:s text:c="3"/>0.9728</text:p>
          </table:table-cell>
          <table:table-cell table:number-columns-repeated="3"/>
          <table:table-cell office:value-type="string">
            <text:p><text:s text:c="5"/>6 <text:s text:c="4"/>7</text:p>
          </table:table-cell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2"/>
          <table:table-cell office:value-type="string">
            <text:p><text:s text:c="5"/>6 <text:s text:c="4"/>5 <text:s text:c="3"/>16 <text:s text:c="3"/>17 <text:s text:c="4"/>1</text:p>
          </table:table-cell>
          <table:table-cell table:number-columns-repeated="4"/>
          <table:table-cell office:value-type="string">
            <text:p><text:s text:c="4"/>1.1450 <text:s text:c="3"/>1.0290</text:p>
          </table:table-cell>
          <table:table-cell table:number-columns-repeated="3"/>
          <table:table-cell office:value-type="string">
            <text:p><text:s text:c="4"/>12 <text:s text:c="3"/>18</text:p>
          </table:table-cell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2"/>
          <table:table-cell office:value-type="string">
            <text:p><text:s text:c="4"/>21 <text:s text:c="4"/>6 <text:s text:c="3"/>16 <text:s text:c="3"/>17 <text:s text:c="3"/>11</text:p>
          </table:table-cell>
          <table:table-cell table:number-columns-repeated="4"/>
          <table:table-cell office:value-type="string">
            <text:p><text:s text:c="4"/>1.2445 <text:s text:c="3"/>1.1028</text:p>
          </table:table-cell>
          <table:table-cell table:number-columns-repeated="3"/>
          <table:table-cell office:value-type="string">
            <text:p><text:s text:c="5"/>6 <text:s text:c="3"/>10</text:p>
          </table:table-cell>
        </table:table-row>
        <table:table-row table:style-name="ro1">
          <table:table-cell/>
          <table:table-cell office:value-type="string">
            <text:p><text:s text:c="5"/>6 <text:s text:c="4"/>3</text:p>
          </table:table-cell>
          <table:table-cell table:number-columns-repeated="12"/>
          <table:table-cell office:value-type="string">
            <text:p><text:s text:c="5"/>6 <text:s text:c="3"/>21 <text:s text:c="3"/>10 <text:s text:c="4"/>1 <text:s text:c="3"/>17</text:p>
          </table:table-cell>
          <table:table-cell table:number-columns-repeated="4"/>
          <table:table-cell office:value-type="string">
            <text:p><text:s text:c="4"/>1.1007 <text:s text:c="3"/>0.9940</text:p>
          </table:table-cell>
          <table:table-cell table:number-columns-repeated="3"/>
          <table:table-cell office:value-type="string">
            <text:p><text:s text:c="4"/>18 <text:s text:c="4"/>1</text:p>
          </table:table-cell>
        </table:table-row>
        <table:table-row table:style-name="ro1">
          <table:table-cell/>
          <table:table-cell office:value-type="string">
            <text:p><text:s text:c="5"/>6 <text:s text:c="4"/>1</text:p>
          </table:table-cell>
          <table:table-cell table:number-columns-repeated="12"/>
          <table:table-cell office:value-type="string">
            <text:p><text:s text:c="5"/>3 <text:s text:c="3"/>21 <text:s text:c="3"/>10 <text:s text:c="3"/>16 <text:s text:c="3"/>11</text:p>
          </table:table-cell>
          <table:table-cell table:number-columns-repeated="4"/>
          <table:table-cell office:value-type="string">
            <text:p><text:s text:c="4"/>1.2181 <text:s text:c="3"/>1.0054</text:p>
          </table:table-cell>
          <table:table-cell table:number-columns-repeated="3"/>
          <table:table-cell office:value-type="string">
            <text:p><text:s text:c="5"/>6 <text:s text:c="4"/>7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<text:s text:c="5"/>6 <text:s text:c="3"/>21 <text:s text:c="3"/>10 <text:s text:c="3"/>17 <text:s text:c="4"/>5</text:p>
          </table:table-cell>
          <table:table-cell table:number-columns-repeated="4"/>
          <table:table-cell office:value-type="string">
            <text:p><text:s text:c="4"/>1.2181 <text:s text:c="3"/>1.0637</text:p>
          </table:table-cell>
          <table:table-cell table:number-columns-repeated="3"/>
          <table:table-cell office:value-type="string">
            <text:p><text:s text:c="4"/>12 <text:s text:c="3"/>18</text:p>
          </table:table-cell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7"/>
          <table:table-cell office:value-type="string">
            <text:p><text:s text:c="4"/>1.1007 <text:s text:c="3"/>0.95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7"/>
          <table:table-cell office:value-type="string">
            <text:p><text:s text:c="4"/>1.1927 <text:s text:c="3"/>0.888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Alpha_Rear =</text:p>
          </table:table-cell>
          <table:table-cell table:number-columns-repeated="4"/>
          <table:table-cell office:value-type="string">
            <text:p><text:s text:c="4"/>1.2445 <text:s text:c="3"/>0.9034</text:p>
          </table:table-cell>
          <table:table-cell table:number-columns-repeated="3"/>
          <table:table-cell office:value-type="string">
            <text:p>Alpha_Rear =</text:p>
          </table:table-cell>
        </table:table-row>
        <table:table-row table:style-name="ro1">
          <table:table-cell/>
          <table:table-cell office:value-type="string">
            <text:p><text:s text:c="5"/>6 <text:s text:c="4"/>4</text:p>
          </table:table-cell>
          <table:table-cell table:number-columns-repeated="17"/>
          <table:table-cell office:value-type="string">
            <text:p><text:s text:c="4"/>1.2181 <text:s text:c="3"/>0.99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 table:number-columns-repeated="12"/>
          <table:table-cell office:value-type="string">
            <text:p><text:s text:c="4"/>1.1684 <text:s text:c="3"/>0.9705 <text:s text:c="3"/>0.8800 <text:s text:c="3"/>0.7928 <text:s text:c="3"/>0.7336</text:p>
          </table:table-cell>
          <table:table-cell table:number-columns-repeated="4"/>
          <table:table-cell office:value-type="string">
            <text:p><text:s text:c="4"/>1.2181 <text:s text:c="3"/>0.9328</text:p>
          </table:table-cell>
          <table:table-cell table:number-columns-repeated="3"/>
          <table:table-cell office:value-type="string">
            <text:p><text:s text:c="4"/>1.9963 <text:s text:c="3"/>2.3740</text:p>
          </table:table-cell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 table:number-columns-repeated="12"/>
          <table:table-cell office:value-type="string">
            <text:p><text:s text:c="4"/>1.0594 <text:s text:c="3"/>0.8920 <text:s text:c="3"/>0.7783 <text:s text:c="3"/>0.6668 <text:s text:c="3"/>0.5465</text:p>
          </table:table-cell>
          <table:table-cell table:number-columns-repeated="4"/>
          <table:table-cell office:value-type="string">
            <text:p><text:s text:c="4"/>1.1684 <text:s text:c="3"/>0.9858</text:p>
          </table:table-cell>
          <table:table-cell table:number-columns-repeated="3"/>
          <table:table-cell office:value-type="string">
            <text:p><text:s text:c="4"/>2.1098 <text:s text:c="3"/>2.1761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<text:s text:c="4"/>1.1225 <text:s text:c="3"/>1.1246 <text:s text:c="3"/>1.0650 <text:s text:c="3"/>1.0481 <text:s text:c="3"/>1.0325</text:p>
          </table:table-cell>
          <table:table-cell table:number-columns-repeated="4"/>
          <table:table-cell office:value-type="string">
            <text:p><text:s text:c="4"/>1.1450 <text:s text:c="3"/>1.1314</text:p>
          </table:table-cell>
          <table:table-cell table:number-columns-repeated="3"/>
          <table:table-cell office:value-type="string">
            <text:p><text:s text:c="4"/>1.9963 <text:s text:c="3"/>2.2669</text:p>
          </table:table-cell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 table:number-columns-repeated="12"/>
          <table:table-cell office:value-type="string">
            <text:p><text:s text:c="4"/>1.1684 <text:s text:c="3"/>0.9988 <text:s text:c="3"/>0.9764 <text:s text:c="3"/>0.8395 <text:s text:c="3"/>0.8011</text:p>
          </table:table-cell>
          <table:table-cell table:number-columns-repeated="4"/>
          <table:table-cell office:value-type="string">
            <text:p><text:s text:c="4"/>1.1927 <text:s text:c="3"/>1.1251</text:p>
          </table:table-cell>
          <table:table-cell table:number-columns-repeated="3"/>
          <table:table-cell office:value-type="string">
            <text:p><text:s text:c="4"/>1.9963 <text:s text:c="3"/>2.0092</text:p>
          </table:table-cell>
        </table:table-row>
        <table:table-row table:style-name="ro1">
          <table:table-cell/>
          <table:table-cell office:value-type="string">
            <text:p><text:s text:c="5"/>6 <text:s text:c="3"/>12</text:p>
          </table:table-cell>
          <table:table-cell table:number-columns-repeated="12"/>
          <table:table-cell office:value-type="string">
            <text:p><text:s text:c="4"/>1.0594 <text:s text:c="3"/>1.0237 <text:s text:c="3"/>0.9581 <text:s text:c="3"/>0.7514 <text:s text:c="3"/>0.5469</text:p>
          </table:table-cell>
          <table:table-cell table:number-columns-repeated="4"/>
          <table:table-cell office:value-type="string">
            <text:p><text:s text:c="4"/>1.1450 <text:s text:c="3"/>1.0385</text:p>
          </table:table-cell>
          <table:table-cell table:number-columns-repeated="3"/>
          <table:table-cell office:value-type="string">
            <text:p><text:s text:c="4"/>1.9963 <text:s text:c="3"/>2.1432</text:p>
          </table:table-cell>
        </table:table-row>
        <table:table-row table:style-name="ro1">
          <table:table-cell table:number-columns-repeated="14"/>
          <table:table-cell office:value-type="string">
            <text:p><text:s text:c="4"/>1.0020 <text:s text:c="3"/>0.9234 <text:s text:c="3"/>0.7839 <text:s text:c="3"/>0.7791 <text:s text:c="3"/>0.6938</text:p>
          </table:table-cell>
          <table:table-cell table:number-columns-repeated="4"/>
          <table:table-cell office:value-type="string">
            <text:p><text:s text:c="4"/>1.0397 <text:s text:c="3"/>0.9787</text:p>
          </table:table-cell>
          <table:table-cell table:number-columns-repeated="3"/>
          <table:table-cell office:value-type="string">
            <text:p><text:s text:c="4"/>1.9963 <text:s text:c="3"/>2.1342</text:p>
          </table:table-cell>
        </table:table-row>
        <table:table-row table:style-name="ro1">
          <table:table-cell table:number-columns-repeated="14"/>
          <table:table-cell office:value-type="string">
            <text:p><text:s text:c="4"/>1.1007 <text:s text:c="3"/>0.9595 <text:s text:c="3"/>0.9006 <text:s text:c="3"/>0.9313 <text:s text:c="3"/>0.9353</text:p>
          </table:table-cell>
          <table:table-cell table:number-columns-repeated="4"/>
          <table:table-cell office:value-type="string">
            <text:p><text:s text:c="4"/>1.1927 <text:s text:c="3"/>0.8550</text:p>
          </table:table-cell>
          <table:table-cell table:number-columns-repeated="3"/>
          <table:table-cell office:value-type="string">
            <text:p><text:s text:c="4"/>1.9963 <text:s text:c="3"/>2.0054</text:p>
          </table:table-cell>
        </table:table-row>
        <table:table-row table:style-name="ro1">
          <table:table-cell/>
          <table:table-cell office:value-type="string">
            <text:p>Alpha_Front =</text:p>
          </table:table-cell>
          <table:table-cell table:number-columns-repeated="12"/>
          <table:table-cell office:value-type="string">
            <text:p><text:s text:c="4"/>1.1927 <text:s text:c="3"/>0.9777 <text:s text:c="3"/>0.9428 <text:s text:c="3"/>0.9650 <text:s text:c="3"/>0.8117</text:p>
          </table:table-cell>
          <table:table-cell table:number-columns-repeated="4"/>
          <table:table-cell office:value-type="string">
            <text:p><text:s text:c="4"/>1.1684 <text:s text:c="3"/>1.0917</text:p>
          </table:table-cell>
          <table:table-cell table:number-columns-repeated="3"/>
          <table:table-cell office:value-type="string">
            <text:p><text:s text:c="4"/>2.1098 <text:s text:c="3"/>2.3808</text:p>
          </table:table-cell>
        </table:table-row>
        <table:table-row table:style-name="ro1">
          <table:table-cell table:number-columns-repeated="14"/>
          <table:table-cell office:value-type="string">
            <text:p><text:s text:c="4"/>1.1007 <text:s text:c="3"/>0.8854 <text:s text:c="3"/>0.8384 <text:s text:c="3"/>0.7625 <text:s text:c="3"/>0.6541</text:p>
          </table:table-cell>
          <table:table-cell table:number-columns-repeated="4"/>
          <table:table-cell office:value-type="string">
            <text:p><text:s text:c="4"/>1.2722 <text:s text:c="3"/>0.9994</text:p>
          </table:table-cell>
          <table:table-cell table:number-columns-repeated="3"/>
          <table:table-cell office:value-type="string">
            <text:p><text:s text:c="4"/>1.8244 <text:s text:c="3"/>1.8772</text:p>
          </table:table-cell>
        </table:table-row>
        <table:table-row table:style-name="ro1">
          <table:table-cell/>
          <table:table-cell office:value-type="string">
            <text:p><text:s text:c="4"/>1.1684 <text:s text:c="3"/>1.1442</text:p>
          </table:table-cell>
          <table:table-cell table:number-columns-repeated="12"/>
          <table:table-cell office:value-type="string">
            <text:p><text:s text:c="4"/>1.2722 <text:s text:c="3"/>1.1707 <text:s text:c="3"/>0.9574 <text:s text:c="3"/>0.7983 <text:s text:c="3"/>0.6329</text:p>
          </table:table-cell>
          <table:table-cell table:number-columns-repeated="4"/>
          <table:table-cell office:value-type="string">
            <text:p><text:s text:c="4"/>1.2722 <text:s text:c="3"/>1.0109</text:p>
          </table:table-cell>
          <table:table-cell table:number-columns-repeated="3"/>
          <table:table-cell office:value-type="string">
            <text:p><text:s text:c="4"/>2.2554 <text:s text:c="3"/>3.0550</text:p>
          </table:table-cell>
        </table:table-row>
        <table:table-row table:style-name="ro1">
          <table:table-cell/>
          <table:table-cell office:value-type="string">
            <text:p><text:s text:c="4"/>1.0797 <text:s text:c="3"/>0.8937</text:p>
          </table:table-cell>
          <table:table-cell table:number-columns-repeated="12"/>
          <table:table-cell office:value-type="string">
            <text:p><text:s text:c="4"/>1.1007 <text:s text:c="3"/>0.9269 <text:s text:c="3"/>0.8610 <text:s text:c="3"/>0.7503 <text:s text:c="3"/>0.6014</text:p>
          </table:table-cell>
          <table:table-cell table:number-columns-repeated="4"/>
          <table:table-cell office:value-type="string">
            <text:p><text:s text:c="4"/>1.0397 <text:s text:c="3"/>0.9966</text:p>
          </table:table-cell>
          <table:table-cell table:number-columns-repeated="3"/>
          <table:table-cell office:value-type="string">
            <text:p><text:s text:c="4"/>1.8244 <text:s text:c="3"/>2.2968</text:p>
          </table:table-cell>
        </table:table-row>
        <table:table-row table:style-name="ro1">
          <table:table-cell/>
          <table:table-cell office:value-type="string">
            <text:p><text:s text:c="4"/>1.3013 <text:s text:c="3"/>0.9629</text:p>
          </table:table-cell>
          <table:table-cell table:number-columns-repeated="12"/>
          <table:table-cell office:value-type="string">
            <text:p><text:s text:c="4"/>1.1450 <text:s text:c="3"/>0.9638 <text:s text:c="3"/>1.0043 <text:s text:c="3"/>1.0796 <text:s text:c="3"/>0.7703</text:p>
          </table:table-cell>
          <table:table-cell table:number-columns-repeated="4"/>
          <table:table-cell office:value-type="string">
            <text:p><text:s text:c="4"/>1.1225 <text:s text:c="3"/>0.9702</text:p>
          </table:table-cell>
          <table:table-cell table:number-columns-repeated="3"/>
          <table:table-cell office:value-type="string">
            <text:p><text:s text:c="4"/>2.2554 <text:s text:c="3"/>2.2643</text:p>
          </table:table-cell>
        </table:table-row>
        <table:table-row table:style-name="ro1">
          <table:table-cell/>
          <table:table-cell office:value-type="string">
            <text:p><text:s text:c="4"/>1.2445 <text:s text:c="3"/>1.0386</text:p>
          </table:table-cell>
          <table:table-cell table:number-columns-repeated="12"/>
          <table:table-cell office:value-type="string">
            <text:p><text:s text:c="4"/>1.1927 <text:s text:c="3"/>0.9242 <text:s text:c="3"/>0.8880 <text:s text:c="3"/>0.8947 <text:s text:c="3"/>0.8696</text:p>
          </table:table-cell>
          <table:table-cell table:number-columns-repeated="4"/>
          <table:table-cell office:value-type="string">
            <text:p><text:s text:c="4"/>1.2181 <text:s text:c="3"/>0.9375</text:p>
          </table:table-cell>
          <table:table-cell table:number-columns-repeated="3"/>
          <table:table-cell office:value-type="string">
            <text:p><text:s text:c="4"/>1.9963 <text:s text:c="3"/>2.3334</text:p>
          </table:table-cell>
        </table:table-row>
        <table:table-row table:style-name="ro1">
          <table:table-cell/>
          <table:table-cell office:value-type="string">
            <text:p><text:s text:c="4"/>1.3013 <text:s text:c="3"/>0.9519</text:p>
          </table:table-cell>
          <table:table-cell table:number-columns-repeated="12"/>
          <table:table-cell office:value-type="string">
            <text:p><text:s text:c="4"/>1.0797 <text:s text:c="3"/>0.9432 <text:s text:c="3"/>0.9156 <text:s text:c="3"/>0.7058 <text:s text:c="3"/>0.7107</text:p>
          </table:table-cell>
          <table:table-cell table:number-columns-repeated="4"/>
          <table:table-cell office:value-type="string">
            <text:p><text:s text:c="4"/>1.2445 <text:s text:c="3"/>0.9886</text:p>
          </table:table-cell>
          <table:table-cell table:number-columns-repeated="3"/>
          <table:table-cell office:value-type="string">
            <text:p><text:s text:c="4"/>1.9963 <text:s text:c="3"/>1.9551</text:p>
          </table:table-cell>
        </table:table-row>
        <table:table-row table:style-name="ro1">
          <table:table-cell/>
          <table:table-cell office:value-type="string">
            <text:p><text:s text:c="4"/>1.1225 <text:s text:c="3"/>0.9680</text:p>
          </table:table-cell>
          <table:table-cell table:number-columns-repeated="12"/>
          <table:table-cell office:value-type="string">
            <text:p><text:s text:c="4"/>1.0594 <text:s text:c="3"/>0.8411 <text:s text:c="3"/>0.7389 <text:s text:c="3"/>0.8537 <text:s text:c="3"/>0.6452</text:p>
          </table:table-cell>
          <table:table-cell table:number-columns-repeated="4"/>
          <table:table-cell office:value-type="string">
            <text:p><text:s text:c="4"/>1.2181 <text:s text:c="3"/>1.0145</text:p>
          </table:table-cell>
          <table:table-cell table:number-columns-repeated="3"/>
          <table:table-cell office:value-type="string">
            <text:p><text:s text:c="4"/>2.2554 <text:s text:c="3"/>2.7719</text:p>
          </table:table-cell>
        </table:table-row>
        <table:table-row table:style-name="ro1">
          <table:table-cell/>
          <table:table-cell office:value-type="string">
            <text:p><text:s text:c="4"/>1.2181 <text:s text:c="3"/>1.0324</text:p>
          </table:table-cell>
          <table:table-cell table:number-columns-repeated="12"/>
          <table:table-cell office:value-type="string">
            <text:p><text:s text:c="4"/>1.1450 <text:s text:c="3"/>0.9667 <text:s text:c="3"/>1.0010 <text:s text:c="3"/>1.0144 <text:s text:c="3"/>0.9147</text:p>
          </table:table-cell>
          <table:table-cell table:number-columns-repeated="4"/>
          <table:table-cell office:value-type="string">
            <text:p><text:s text:c="4"/>1.2722 <text:s text:c="3"/>0.9750</text:p>
          </table:table-cell>
          <table:table-cell table:number-columns-repeated="3"/>
          <table:table-cell office:value-type="string">
            <text:p><text:s text:c="4"/>2.1098 <text:s text:c="3"/>2.1270</text:p>
          </table:table-cell>
        </table:table-row>
        <table:table-row table:style-name="ro1">
          <table:table-cell/>
          <table:table-cell office:value-type="string">
            <text:p><text:s text:c="4"/>1.1684 <text:s text:c="3"/>0.9749</text:p>
          </table:table-cell>
          <table:table-cell table:number-columns-repeated="12"/>
          <table:table-cell office:value-type="string">
            <text:p><text:s text:c="4"/>1.0797 <text:s text:c="3"/>1.0159 <text:s text:c="3"/>0.8926 <text:s text:c="3"/>0.8009 <text:s text:c="3"/>0.7849</text:p>
          </table:table-cell>
          <table:table-cell table:number-columns-repeated="4"/>
          <table:table-cell office:value-type="string">
            <text:p><text:s text:c="4"/>1.1450 <text:s text:c="3"/>1.0128</text:p>
          </table:table-cell>
          <table:table-cell table:number-columns-repeated="3"/>
          <table:table-cell office:value-type="string">
            <text:p><text:s text:c="4"/>1.9963 <text:s text:c="3"/>2.1370</text:p>
          </table:table-cell>
        </table:table-row>
        <table:table-row table:style-name="ro1">
          <table:table-cell/>
          <table:table-cell office:value-type="string">
            <text:p><text:s text:c="4"/>1.1450 <text:s text:c="3"/>0.8585</text:p>
          </table:table-cell>
          <table:table-cell table:number-columns-repeated="12"/>
          <table:table-cell office:value-type="string">
            <text:p><text:s text:c="4"/>1.3013 <text:s text:c="3"/>0.9284 <text:s text:c="3"/>0.8486 <text:s text:c="3"/>0.6937 <text:s text:c="3"/>0.5215</text:p>
          </table:table-cell>
          <table:table-cell table:number-columns-repeated="4"/>
          <table:table-cell office:value-type="string">
            <text:p><text:s text:c="4"/>1.3320 <text:s text:c="3"/>0.9637</text:p>
          </table:table-cell>
          <table:table-cell table:number-columns-repeated="3"/>
          <table:table-cell office:value-type="string">
            <text:p><text:s text:c="4"/>2.8084 <text:s text:c="3"/>3.2048</text:p>
          </table:table-cell>
        </table:table-row>
        <table:table-row table:style-name="ro1">
          <table:table-cell/>
          <table:table-cell office:value-type="string">
            <text:p><text:s text:c="4"/>1.1927 <text:s text:c="3"/>1.0371</text:p>
          </table:table-cell>
          <table:table-cell table:number-columns-repeated="12"/>
          <table:table-cell office:value-type="string">
            <text:p><text:s text:c="4"/>1.1007 <text:s text:c="3"/>0.9739 <text:s text:c="3"/>1.0069 <text:s text:c="3"/>0.9118 <text:s text:c="3"/>0.9484</text:p>
          </table:table-cell>
          <table:table-cell table:number-columns-repeated="4"/>
          <table:table-cell office:value-type="string">
            <text:p><text:s text:c="4"/>1.1684 <text:s text:c="3"/>1.0208</text:p>
          </table:table-cell>
          <table:table-cell table:number-columns-repeated="3"/>
          <table:table-cell office:value-type="string">
            <text:p><text:s text:c="4"/>2.1098 <text:s text:c="3"/>2.2018</text:p>
          </table:table-cell>
        </table:table-row>
        <table:table-row table:style-name="ro1">
          <table:table-cell/>
          <table:table-cell office:value-type="string">
            <text:p><text:s text:c="4"/>1.1927 <text:s text:c="3"/>1.0622</text:p>
          </table:table-cell>
          <table:table-cell table:number-columns-repeated="12"/>
          <table:table-cell office:value-type="string">
            <text:p><text:s text:c="4"/>1.2181 <text:s text:c="3"/>1.1128 <text:s text:c="3"/>1.0760 <text:s text:c="3"/>1.0501 <text:s text:c="3"/>0.9018</text:p>
          </table:table-cell>
          <table:table-cell table:number-columns-repeated="4"/>
          <table:table-cell office:value-type="string">
            <text:p><text:s text:c="4"/>1.2722 <text:s text:c="3"/>0.9557</text:p>
          </table:table-cell>
          <table:table-cell table:number-columns-repeated="3"/>
          <table:table-cell office:value-type="string">
            <text:p><text:s text:c="4"/>2.1098 <text:s text:c="3"/>2.4438</text:p>
          </table:table-cell>
        </table:table-row>
        <table:table-row table:style-name="ro1">
          <table:table-cell/>
          <table:table-cell office:value-type="string">
            <text:p><text:s text:c="4"/>1.2445 <text:s text:c="3"/>1.0348</text:p>
          </table:table-cell>
          <table:table-cell table:number-columns-repeated="17"/>
          <table:table-cell office:value-type="string">
            <text:p><text:s text:c="4"/>1.1007 <text:s text:c="3"/>0.995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1225 <text:s text:c="3"/>0.9180</text:p>
          </table:table-cell>
          <table:table-cell table:number-columns-repeated="17"/>
          <table:table-cell office:value-type="string">
            <text:p><text:s text:c="4"/>1.2722 <text:s text:c="3"/>0.98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1927 <text:s text:c="3"/>1.1306</text:p>
          </table:table-cell>
          <table:table-cell table:number-columns-repeated="12"/>
          <table:table-cell office:value-type="string">
            <text:p>n =</text:p>
          </table:table-cell>
          <table:table-cell table:number-columns-repeated="4"/>
          <table:table-cell office:value-type="string">
            <text:p><text:s text:c="4"/>1.3986 <text:s text:c="3"/>1.1782</text:p>
          </table:table-cell>
          <table:table-cell table:number-columns-repeated="3"/>
          <table:table-cell office:value-type="string">
            <text:p>n =</text:p>
          </table:table-cell>
        </table:table-row>
        <table:table-row table:style-name="ro1">
          <table:table-cell/>
          <table:table-cell office:value-type="string">
            <text:p><text:s text:c="4"/>1.1927 <text:s text:c="3"/>1.0429</text:p>
          </table:table-cell>
          <table:table-cell table:number-columns-repeated="17"/>
          <table:table-cell office:value-type="string">
            <text:p><text:s text:c="4"/>1.1684 <text:s text:c="3"/>0.88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2445 <text:s text:c="3"/>1.0146</text:p>
          </table:table-cell>
          <table:table-cell table:number-columns-repeated="12"/>
          <table:table-cell office:value-type="string">
            <text:p><text:s text:c="8"/>1252 <text:s text:c="8"/>748</text:p>
          </table:table-cell>
          <table:table-cell table:number-columns-repeated="4"/>
          <table:table-cell office:value-type="string">
            <text:p><text:s text:c="4"/>1.1927 <text:s text:c="3"/>1.0113</text:p>
          </table:table-cell>
          <table:table-cell table:number-columns-repeated="3"/>
          <table:table-cell office:value-type="string">
            <text:p><text:s text:c="8"/>1163 <text:s text:c="8"/>837</text:p>
          </table:table-cell>
        </table:table-row>
        <table:table-row table:style-name="ro1">
          <table:table-cell/>
          <table:table-cell office:value-type="string">
            <text:p><text:s text:c="4"/>1.1684 <text:s text:c="3"/>0.9701</text:p>
          </table:table-cell>
          <table:table-cell table:number-columns-repeated="17"/>
          <table:table-cell office:value-type="string">
            <text:p><text:s text:c="4"/>1.1927 <text:s text:c="3"/>1.06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2445 <text:s text:c="3"/>1.1572</text:p>
          </table:table-cell>
          <table:table-cell table:number-columns-repeated="17"/>
          <table:table-cell office:value-type="string">
            <text:p><text:s text:c="4"/>1.3643 <text:s text:c="3"/>0.92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1684 <text:s text:c="3"/>0.9810</text:p>
          </table:table-cell>
          <table:table-cell table:number-columns-repeated="12"/>
          <table:table-cell office:value-type="string">
            <text:p>error_naive_Bayes =</text:p>
          </table:table-cell>
          <table:table-cell table:number-columns-repeated="4"/>
          <table:table-cell office:value-type="string">
            <text:p><text:s text:c="4"/>1.2445 <text:s text:c="3"/>1.1669</text:p>
          </table:table-cell>
          <table:table-cell table:number-columns-repeated="3"/>
          <table:table-cell office:value-type="string">
            <text:p>error_naive_Bayes =</text:p>
          </table:table-cell>
        </table:table-row>
        <table:table-row table:style-name="ro1">
          <table:table-cell/>
          <table:table-cell office:value-type="string">
            <text:p><text:s text:c="4"/>1.2722 <text:s text:c="3"/>0.8952</text:p>
          </table:table-cell>
          <table:table-cell table:number-columns-repeated="17"/>
          <table:table-cell office:value-type="string">
            <text:p><text:s text:c="4"/>1.2722 <text:s text:c="3"/>1.0232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>
            <text:p><text:s text:c="4"/>0.1302 <text:s text:c="3"/>0.1043</text:p>
          </table:table-cell>
          <table:table-cell table:number-columns-repeated="4"/>
          <table:table-cell office:value-type="string">
            <text:p><text:s text:c="4"/>1.1927 <text:s text:c="3"/>1.0534</text:p>
          </table:table-cell>
          <table:table-cell table:number-columns-repeated="3"/>
          <table:table-cell office:value-type="string">
            <text:p><text:s text:c="4"/>0.0628 <text:s text:c="3"/>0.0096</text:p>
          </table:table-cell>
        </table:table-row>
        <table:table-row table:style-name="ro1">
          <table:table-cell table:number-columns-repeated="19"/>
          <table:table-cell office:value-type="string">
            <text:p><text:s text:c="4"/>1.3013 <text:s text:c="3"/>1.05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del_Rear =</text:p>
          </table:table-cell>
          <table:table-cell table:number-columns-repeated="17"/>
          <table:table-cell office:value-type="string">
            <text:p><text:s text:c="4"/>1.2181 <text:s text:c="3"/>1.0958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>
            <text:p>error_front =</text:p>
          </table:table-cell>
          <table:table-cell table:number-columns-repeated="8"/>
          <table:table-cell office:value-type="string">
            <text:p>error_front =</text:p>
          </table:table-cell>
        </table:table-row>
        <table:table-row table:style-name="ro1">
          <table:table-cell/>
          <table:table-cell office:value-type="string">
            <text:p><text:s text:c="5"/>6 <text:s text:c="4"/>7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 table:number-columns-repeated="12"/>
          <table:table-cell office:value-type="string">
            <text:p><text:s text:c="4"/>0.0823 <text:s text:c="3"/>0.2139</text:p>
          </table:table-cell>
          <table:table-cell table:number-columns-repeated="4"/>
          <table:table-cell office:value-type="string">
            <text:p>Model_Rear =</text:p>
          </table:table-cell>
          <table:table-cell table:number-columns-repeated="3"/>
          <table:table-cell office:value-type="string">
            <text:p><text:s text:c="4"/>0.0327 <text:s text:c="3"/>0.0645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7"/>
          <table:table-cell office:value-type="string">
            <text:p><text:s text:c="5"/>6 <text:s text:c="3"/>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 table:number-columns-repeated="12"/>
          <table:table-cell office:value-type="string">
            <text:p>error_rear =</text:p>
          </table:table-cell>
          <table:table-cell table:number-columns-repeated="4"/>
          <table:table-cell office:value-type="string">
            <text:p><text:s text:c="5"/>6 <text:s text:c="3"/>19</text:p>
          </table:table-cell>
          <table:table-cell table:number-columns-repeated="3"/>
          <table:table-cell office:value-type="string">
            <text:p>error_rear =</text:p>
          </table:table-cell>
        </table:table-row>
        <table:table-row table:style-name="ro1">
          <table:table-cell/>
          <table:table-cell office:value-type="string">
            <text:p><text:s text:c="5"/>6 <text:s text:c="4"/>4</text:p>
          </table:table-cell>
          <table:table-cell table:number-columns-repeated="17"/>
          <table:table-cell office:value-type="string">
            <text:p><text:s text:c="5"/>6 <text:s text:c="3"/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<text:s text:c="4"/>0.0759 <text:s text:c="3"/>0.3128</text:p>
          </table:table-cell>
          <table:table-cell table:number-columns-repeated="4"/>
          <table:table-cell office:value-type="string">
            <text:p><text:s text:c="5"/>6 <text:s text:c="3"/>16</text:p>
          </table:table-cell>
          <table:table-cell table:number-columns-repeated="3"/>
          <table:table-cell office:value-type="string">
            <text:p><text:s text:c="4"/>0.0327 <text:s text:c="3"/>0.0980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7"/>
          <table:table-cell office:value-type="string">
            <text:p><text:s text:c="5"/>6 <text:s text:c="3"/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7"/>
          <table:table-cell office:value-type="string">
            <text:p><text:s text:c="5"/>6 <text:s text:c="3"/>21</text:p>
          </table:table-cell>
          <table:table-cell table:number-columns-repeated="3"/>
          <table:table-cell office:value-type="string">
            <text:p>&gt;&gt; </text:p>
          </table:table-cell>
        </table:table-row>
        <table:table-row table:style-name="ro1">
          <table:table-cell/>
          <table:table-cell office:value-type="string">
            <text:p><text:s text:c="5"/>6 <text:s text:c="4"/>1</text:p>
          </table:table-cell>
          <table:table-cell table:number-columns-repeated="17"/>
          <table:table-cell office:value-type="string">
            <text:p><text:s text:c="5"/>5 <text:s text:c="3"/>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 table:number-columns-repeated="17"/>
          <table:table-cell office:value-type="string">
            <text:p><text:s text:c="5"/>6 <text:s text:c="3"/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7"/>
          <table:table-cell office:value-type="string">
            <text:p><text:s text:c="5"/>6 <text:s text:c="3"/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7"/>
          <table:table-cell office:value-type="string">
            <text:p><text:s text:c="5"/>6 <text:s text:c="3"/>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7"/>
          <table:table-cell office:value-type="string">
            <text:p><text:s text:c="5"/>6 <text:s text:c="3"/>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 table:number-columns-repeated="17"/>
          <table:table-cell office:value-type="string">
            <text:p><text:s text:c="5"/>6 <text:s text:c="3"/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7"/>
          <table:table-cell office:value-type="string">
            <text:p><text:s text:c="5"/>6 <text:s text:c="3"/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 table:number-columns-repeated="17"/>
          <table:table-cell office:value-type="string">
            <text:p><text:s text:c="5"/>6 <text:s text:c="3"/>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7"/>
          <table:table-cell office:value-type="string">
            <text:p><text:s text:c="5"/>6 <text:s text:c="3"/>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 table:number-columns-repeated="17"/>
          <table:table-cell office:value-type="string">
            <text:p><text:s text:c="5"/>6 <text:s text:c="3"/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7"/>
          <table:table-cell office:value-type="string">
            <text:p><text:s text:c="5"/>6 <text:s text:c="3"/>19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5"/>6 <text:s text:c="4"/>4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5"/>6 <text:s text:c="3"/>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pha_Rear =</text:p>
          </table:table-cell>
          <table:table-cell table:number-columns-repeated="17"/>
          <table:table-cell office:value-type="string">
            <text:p><text:s text:c="5"/>6 <text:s text:c="3"/>16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5"/>6 <text:s text:c="3"/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1007 <text:s text:c="3"/>1.0657</text:p>
          </table:table-cell>
          <table:table-cell table:number-columns-repeated="17"/>
          <table:table-cell office:value-type="string">
            <text:p><text:s text:c="5"/>6 <text:s text:c="3"/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2181 <text:s text:c="3"/>1.0549</text:p>
          </table:table-cell>
          <table:table-cell table:number-columns-repeated="17"/>
          <table:table-cell office:value-type="string">
            <text:p><text:s text:c="5"/>6 <text:s text:c="3"/>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1684 <text:s text:c="3"/>0.9956</text:p>
          </table:table-cell>
          <table:table-cell table:number-columns-repeated="17"/>
          <table:table-cell office:value-type="string">
            <text:p><text:s text:c="5"/>6 <text:s text:c="3"/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2722 <text:s text:c="3"/>0.9155</text:p>
          </table:table-cell>
          <table:table-cell table:number-columns-repeated="17"/>
          <table:table-cell office:value-type="string">
            <text:p><text:s text:c="5"/>6 <text:s text:c="3"/>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1007 <text:s text:c="3"/>0.8534</text:p>
          </table:table-cell>
          <table:table-cell table:number-columns-repeated="17"/>
          <table:table-cell office:value-type="string">
            <text:p><text:s text:c="5"/>5 <text:s text:c="3"/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0797 <text:s text:c="3"/>0.9190</text:p>
          </table:table-cell>
          <table:table-cell table:number-columns-repeated="17"/>
          <table:table-cell office:value-type="string">
            <text:p><text:s text:c="5"/>6 <text:s text:c="3"/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1927 <text:s text:c="3"/>1.0644</text:p>
          </table:table-cell>
          <table:table-cell table:number-columns-repeated="17"/>
          <table:table-cell office:value-type="string">
            <text:p><text:s text:c="5"/>5 <text:s text:c="3"/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2445 <text:s text:c="3"/>0.9555</text:p>
          </table:table-cell>
          <table:table-cell table:number-columns-repeated="17"/>
          <table:table-cell office:value-type="string">
            <text:p><text:s text:c="5"/>6 <text:s text:c="3"/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1684 <text:s text:c="3"/>0.9761</text:p>
          </table:table-cell>
          <table:table-cell table:number-columns-repeated="17"/>
          <table:table-cell office:value-type="string">
            <text:p><text:s text:c="5"/>6 <text:s text:c="3"/>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0397 <text:s text:c="3"/>0.8723</text:p>
          </table:table-cell>
          <table:table-cell table:number-columns-repeated="17"/>
          <table:table-cell office:value-type="string">
            <text:p><text:s text:c="5"/>6 <text:s text:c="3"/>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0594 <text:s text:c="3"/>0.9574</text:p>
          </table:table-cell>
          <table:table-cell table:number-columns-repeated="17"/>
          <table:table-cell office:value-type="string">
            <text:p><text:s text:c="5"/>6 <text:s text:c="3"/>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0797 <text:s text:c="3"/>0.9890</text:p>
          </table:table-cell>
          <table:table-cell table:number-columns-repeated="17"/>
          <table:table-cell office:value-type="string">
            <text:p><text:s text:c="5"/>6 <text:s text:c="3"/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0397 <text:s text:c="3"/>0.9913</text:p>
          </table:table-cell>
          <table:table-cell table:number-columns-repeated="17"/>
          <table:table-cell office:value-type="string">
            <text:p><text:s text:c="5"/>6 <text:s text:c="3"/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1225 <text:s text:c="3"/>1.1059</text:p>
          </table:table-cell>
          <table:table-cell table:number-columns-repeated="17"/>
          <table:table-cell office:value-type="string">
            <text:p><text:s text:c="5"/>6 <text:s text:c="4"/>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1684 <text:s text:c="3"/>1.1322</text:p>
          </table:table-cell>
          <table:table-cell table:number-columns-repeated="17"/>
          <table:table-cell office:value-type="string">
            <text:p><text:s text:c="5"/>6 <text:s text:c="3"/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1927 <text:s text:c="3"/>1.0809</text:p>
          </table:table-cell>
          <table:table-cell table:number-columns-repeated="17"/>
          <table:table-cell office:value-type="string">
            <text:p><text:s text:c="5"/>5 <text:s text:c="3"/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0397 <text:s text:c="3"/>0.8932</text:p>
          </table:table-cell>
          <table:table-cell table:number-columns-repeated="17"/>
          <table:table-cell office:value-type="string">
            <text:p><text:s text:c="5"/>6 <text:s text:c="3"/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2722 <text:s text:c="3"/>1.1916</text:p>
          </table:table-cell>
          <table:table-cell table:number-columns-repeated="17"/>
          <table:table-cell office:value-type="string">
            <text:p><text:s text:c="5"/>6 <text:s text:c="3"/>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0797 <text:s text:c="3"/>1.0301</text:p>
          </table:table-cell>
          <table:table-cell table:number-columns-repeated="17"/>
          <table:table-cell office:value-type="string">
            <text:p><text:s text:c="5"/>6 <text:s text:c="4"/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1.2181 <text:s text:c="3"/>1.0791</text:p>
          </table:table-cell>
          <table:table-cell table:number-columns-repeated="17"/>
          <table:table-cell office:value-type="string">
            <text:p><text:s text:c="5"/>6 <text:s text:c="3"/>13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5"/>6 <text:s text:c="3"/>16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5"/>6 <text:s text:c="3"/>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 =</text:p>
          </table:table-cell>
          <table:table-cell table:number-columns-repeated="17"/>
          <table:table-cell office:value-type="string">
            <text:p><text:s text:c="5"/>6 <text:s text:c="3"/>10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5"/>6 <text:s text:c="3"/>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8"/>1277 <text:s text:c="8"/>723</text:p>
          </table:table-cell>
          <table:table-cell table:number-columns-repeated="17"/>
          <table:table-cell office:value-type="string">
            <text:p><text:s text:c="5"/>6 <text:s text:c="3"/>21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5"/>6 <text:s text:c="3"/>19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5"/>6 <text:s text:c="4"/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_naive_Bayes =</text:p>
          </table:table-cell>
          <table:table-cell table:number-columns-repeated="17"/>
          <table:table-cell office:value-type="string">
            <text:p><text:s text:c="5"/>6 <text:s text:c="4"/>7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5"/>6 <text:s text:c="4"/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0.1331 <text:s text:c="3"/>0.0318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9"/>
          <table:table-cell office:value-type="string">
            <text:p>Alpha_Rear =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_front =</text:p>
          </table:table-cell>
          <table:table-cell table:number-columns-repeated="22"/>
        </table:table-row>
        <table:table-row table:style-name="ro1">
          <table:table-cell table:number-columns-repeated="19"/>
          <table:table-cell office:value-type="string">
            <text:p><text:s text:c="4"/>1.1225 <text:s text:c="3"/>1.085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0.0760 <text:s text:c="3"/>0.1687</text:p>
          </table:table-cell>
          <table:table-cell table:number-columns-repeated="17"/>
          <table:table-cell office:value-type="string">
            <text:p><text:s text:c="4"/>1.1007 <text:s text:c="3"/>0.9656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684 <text:s text:c="3"/>0.9728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450 <text:s text:c="3"/>1.06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ror_rear =</text:p>
          </table:table-cell>
          <table:table-cell table:number-columns-repeated="17"/>
          <table:table-cell office:value-type="string">
            <text:p><text:s text:c="4"/>1.0797 <text:s text:c="3"/>0.9915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0797 <text:s text:c="3"/>0.94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4"/>0.0846 <text:s text:c="3"/>0.2075</text:p>
          </table:table-cell>
          <table:table-cell table:number-columns-repeated="17"/>
          <table:table-cell office:value-type="string">
            <text:p><text:s text:c="4"/>1.0206 <text:s text:c="3"/>0.9824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927 <text:s text:c="3"/>1.0599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0397 <text:s text:c="3"/>0.9303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0594 <text:s text:c="3"/>0.9023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007 <text:s text:c="3"/>0.9789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007 <text:s text:c="3"/>0.9204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225 <text:s text:c="3"/>0.9352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450 <text:s text:c="3"/>0.9753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450 <text:s text:c="3"/>1.0550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450 <text:s text:c="3"/>1.0731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225 <text:s text:c="3"/>0.8767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2181 <text:s text:c="3"/>1.0499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0397 <text:s text:c="3"/>0.9177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0020 <text:s text:c="3"/>0.9161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684 <text:s text:c="3"/>0.8982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225 <text:s text:c="3"/>1.0250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450 <text:s text:c="3"/>0.8837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2181 <text:s text:c="3"/>0.9732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225 <text:s text:c="3"/>0.9786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0397 <text:s text:c="3"/>1.0065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927 <text:s text:c="3"/>1.0972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0797 <text:s text:c="3"/>0.9500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0206 <text:s text:c="3"/>0.9176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0020 <text:s text:c="3"/>0.8890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450 <text:s text:c="3"/>0.9992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927 <text:s text:c="3"/>0.8666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0594 <text:s text:c="3"/>0.9515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927 <text:s text:c="3"/>1.0274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927 <text:s text:c="3"/>0.9707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225 <text:s text:c="3"/>0.9665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0594 <text:s text:c="3"/>1.0169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225 <text:s text:c="3"/>0.8647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0797 <text:s text:c="3"/>1.0179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007 <text:s text:c="3"/>0.9908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684 <text:s text:c="3"/>1.0173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684 <text:s text:c="3"/>0.9230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927 <text:s text:c="3"/>0.9931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0594 <text:s text:c="3"/>1.0194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684 <text:s text:c="3"/>0.9036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927 <text:s text:c="3"/>1.0354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450 <text:s text:c="3"/>1.0084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684 <text:s text:c="3"/>1.0703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3013 <text:s text:c="3"/>1.1194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>
            <text:p><text:s text:c="4"/>1.1927 <text:s text:c="3"/>1.1000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9"/>
          <table:table-cell office:value-type="string">
            <text:p>n =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9"/>
          <table:table-cell office:value-type="string">
            <text:p><text:s text:c="8"/>3237 <text:s text:c="7"/>1763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9"/>
          <table:table-cell office:value-type="string">
            <text:p>error_naive_Bayes =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9"/>
          <table:table-cell office:value-type="string">
            <text:p><text:s text:c="4"/>0.1446 <text:s text:c="3"/>0.0318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9"/>
          <table:table-cell office:value-type="string">
            <text:p>error_front =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9"/>
          <table:table-cell office:value-type="string">
            <text:p><text:s text:c="4"/>0.0859 <text:s text:c="3"/>0.1446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9"/>
          <table:table-cell office:value-type="string">
            <text:p>error_rear =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9"/>
          <table:table-cell office:value-type="string">
            <text:p><text:s text:c="4"/>0.0921 <text:s text:c="3"/>0.1906</text:p>
          </table:table-cell>
          <table:table-cell table:number-columns-repeated="4"/>
        </table:table-row>
        <table:table-row table:style-name="ro1" table:number-rows-repeated="6524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9">01/19/2010</text:date>, <text:time>14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10-01-14T17:21:17</meta:creation-date>
    <dc:creator>J. Turnhout</dc:creator>
    <dc:date>2010-01-19T14:02:35</dc:date>
    <meta:editing-cycles>12</meta:editing-cycles>
    <meta:editing-duration>PT7H59M2S</meta:editing-duration>
    <meta:user-defined meta:name="Info 1"/>
    <meta:user-defined meta:name="Info 2"/>
    <meta:user-defined meta:name="Info 3"/>
    <meta:user-defined meta:name="Info 4"/>
    <meta:document-statistic meta:table-count="3" meta:cell-count="752"/>
  </office:meta>
</office:document-meta>
</file>